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T1_10" style:family="text">
      <style:text-properties fo:font-weight="bold" style:font-weight-asian="bold" style:font-weight-complex="bold"/>
    </style:style>
    <style:style style:name="T1_11" style:family="text">
      <style:text-properties fo:font-weight="bold" style:font-weight-asian="bold" style:font-weight-complex="bold"/>
    </style:style>
    <style:style style:name="T1_12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P5" style:family="paragraph" style:parent-style-name="Standard">
      <style:paragraph-properties fo:text-align="right" fo:break-before="auto" fo:line-height="115%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text-align="right" fo:break-before="auto" fo:line-height="115%" style:writing-mode="lr-tb"/>
    </style:style>
    <style:style style:name="P7" style:family="paragraph" style:parent-style-name="Standard">
      <style:paragraph-properties fo:text-align="right"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 style:parent-style-name="Standard"/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7" style:family="text" style:parent-style-name="Standard"/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2" style:family="text" style:parent-style-name="Standard"/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1" style:family="text" style:parent-style-name="Standard"/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 style:parent-style-name="Standard"/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 style:parent-style-name="Standard"/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T18_130" style:family="text"/>
    <style:style style:name="T18_131" style:family="text"/>
    <style:style style:name="T18_132" style:family="text"/>
    <style:style style:name="T18_133" style:family="text"/>
    <style:style style:name="T18_134" style:family="text"/>
    <style:style style:name="T18_135" style:family="text"/>
    <style:style style:name="T18_136" style:family="text"/>
    <style:style style:name="T18_137" style:family="text"/>
    <style:style style:name="T18_138" style:family="text"/>
    <style:style style:name="T18_139" style:family="text"/>
    <style:style style:name="T18_140" style:family="text"/>
    <style:style style:name="T18_141" style:family="text"/>
    <style:style style:name="T18_142" style:family="text"/>
    <style:style style:name="T18_143" style:family="text"/>
    <style:style style:name="T18_144" style:family="text"/>
    <style:style style:name="T18_145" style:family="text"/>
    <style:style style:name="T18_146" style:family="text"/>
    <style:style style:name="T18_147" style:family="text"/>
    <style:style style:name="T18_148" style:family="text"/>
    <style:style style:name="T18_149" style:family="text"/>
    <style:style style:name="T18_150" style:family="text"/>
    <style:style style:name="T18_151" style:family="text"/>
    <style:style style:name="T18_152" style:family="text"/>
    <style:style style:name="T18_153" style:family="text"/>
    <style:style style:name="T18_154" style:family="text"/>
    <style:style style:name="T18_155" style:family="text"/>
    <style:style style:name="T18_156" style:family="text"/>
    <style:style style:name="T18_157" style:family="text"/>
    <style:style style:name="T18_158" style:family="text"/>
    <style:style style:name="T18_159" style:family="text"/>
    <style:style style:name="T18_160" style:family="text"/>
    <style:style style:name="T18_161" style:family="text"/>
    <style:style style:name="T18_162" style:family="text"/>
    <style:style style:name="T18_163" style:family="text"/>
    <style:style style:name="T18_164" style:family="text"/>
    <style:style style:name="T18_165" style:family="text"/>
    <style:style style:name="T18_166" style:family="text"/>
    <style:style style:name="T18_167" style:family="text"/>
    <style:style style:name="T18_168" style:family="text"/>
    <style:style style:name="T18_169" style:family="text"/>
    <style:style style:name="T18_170" style:family="text"/>
    <style:style style:name="T18_171" style:family="text"/>
    <style:style style:name="T18_172" style:family="text"/>
    <style:style style:name="T18_173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 style:parent-style-name="Standard"/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T21_153" style:family="text"/>
    <style:style style:name="T21_154" style:family="text"/>
    <style:style style:name="T21_155" style:family="text"/>
    <style:style style:name="T21_156" style:family="text"/>
    <style:style style:name="T21_157" style:family="text"/>
    <style:style style:name="T21_158" style:family="text"/>
    <style:style style:name="T21_159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T23_123" style:family="text"/>
    <style:style style:name="T23_124" style:family="text"/>
    <style:style style:name="T23_125" style:family="text"/>
    <style:style style:name="T23_126" style:family="text"/>
    <style:style style:name="T23_127" style:family="text"/>
    <style:style style:name="T23_128" style:family="text"/>
    <style:style style:name="T23_129" style:family="text"/>
    <style:style style:name="T23_130" style:family="text"/>
    <style:style style:name="T23_131" style:family="text"/>
    <style:style style:name="T23_132" style:family="text"/>
    <style:style style:name="T23_133" style:family="text"/>
    <style:style style:name="T23_134" style:family="text"/>
    <style:style style:name="T23_135" style:family="text"/>
    <style:style style:name="T23_136" style:family="text"/>
    <style:style style:name="T23_137" style:family="text"/>
    <style:style style:name="T23_138" style:family="text"/>
    <style:style style:name="T23_139" style:family="text"/>
    <style:style style:name="T23_140" style:family="text"/>
    <style:style style:name="T23_141" style:family="text"/>
    <style:style style:name="T23_142" style:family="text"/>
    <style:style style:name="T23_143" style:family="text"/>
    <style:style style:name="T23_144" style:family="text"/>
    <style:style style:name="T23_145" style:family="text"/>
    <style:style style:name="T23_146" style:family="text"/>
    <style:style style:name="T23_147" style:family="text"/>
    <style:style style:name="T23_148" style:family="text"/>
    <style:style style:name="T23_149" style:family="text"/>
    <style:style style:name="T23_150" style:family="text"/>
    <style:style style:name="T23_151" style:family="text"/>
    <style:style style:name="T23_152" style:family="text"/>
    <style:style style:name="T23_153" style:family="text"/>
    <style:style style:name="T23_154" style:family="text"/>
    <style:style style:name="T23_155" style:family="text"/>
    <style:style style:name="T23_156" style:family="text"/>
    <style:style style:name="T23_157" style:family="text" style:parent-style-name="Standard"/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T24_126" style:family="text"/>
    <style:style style:name="T24_127" style:family="text"/>
    <style:style style:name="T24_128" style:family="text"/>
    <style:style style:name="T24_129" style:family="text"/>
    <style:style style:name="T24_130" style:family="text"/>
    <style:style style:name="T24_131" style:family="text"/>
    <style:style style:name="T24_132" style:family="text"/>
    <style:style style:name="T24_133" style:family="text"/>
    <style:style style:name="T24_134" style:family="text"/>
    <style:style style:name="T24_135" style:family="text"/>
    <style:style style:name="T24_136" style:family="text"/>
    <style:style style:name="T24_137" style:family="text"/>
    <style:style style:name="T24_138" style:family="text"/>
    <style:style style:name="T24_139" style:family="text"/>
    <style:style style:name="T24_140" style:family="text"/>
    <style:style style:name="T24_141" style:family="text"/>
    <style:style style:name="T24_142" style:family="text"/>
    <style:style style:name="T24_143" style:family="text"/>
    <style:style style:name="T24_144" style:family="text"/>
    <style:style style:name="T24_145" style:family="text"/>
    <style:style style:name="T24_146" style:family="text"/>
    <style:style style:name="T24_147" style:family="text"/>
    <style:style style:name="T24_148" style:family="text"/>
    <style:style style:name="T24_149" style:family="text"/>
    <style:style style:name="T24_150" style:family="text"/>
    <style:style style:name="T24_151" style:family="text"/>
    <style:style style:name="T24_152" style:family="text"/>
    <style:style style:name="T24_153" style:family="text"/>
    <style:style style:name="T24_154" style:family="text"/>
    <style:style style:name="T24_155" style:family="text"/>
    <style:style style:name="T24_156" style:family="text"/>
    <style:style style:name="T24_157" style:family="text"/>
    <style:style style:name="T24_158" style:family="text"/>
    <style:style style:name="T24_159" style:family="text"/>
    <style:style style:name="T24_160" style:family="text"/>
    <style:style style:name="T24_161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T27_116" style:family="text"/>
    <style:style style:name="T27_117" style:family="text"/>
    <style:style style:name="T27_118" style:family="text"/>
    <style:style style:name="T27_119" style:family="text"/>
    <style:style style:name="T27_120" style:family="text"/>
    <style:style style:name="T27_121" style:family="text"/>
    <style:style style:name="T27_122" style:family="text"/>
    <style:style style:name="T27_123" style:family="text"/>
    <style:style style:name="T27_124" style:family="text"/>
    <style:style style:name="T27_125" style:family="text"/>
    <style:style style:name="T27_126" style:family="text"/>
    <style:style style:name="T27_127" style:family="text"/>
    <style:style style:name="T27_128" style:family="text"/>
    <style:style style:name="T27_129" style:family="text"/>
    <style:style style:name="T27_130" style:family="text"/>
    <style:style style:name="T27_131" style:family="text"/>
    <style:style style:name="T27_132" style:family="text"/>
    <style:style style:name="T27_133" style:family="text"/>
    <style:style style:name="T27_134" style:family="text"/>
    <style:style style:name="T27_135" style:family="text"/>
    <style:style style:name="T27_136" style:family="text"/>
    <style:style style:name="T27_137" style:family="text"/>
    <style:style style:name="T27_138" style:family="text"/>
    <style:style style:name="T27_139" style:family="text"/>
    <style:style style:name="T27_140" style:family="text"/>
    <style:style style:name="T27_141" style:family="text"/>
    <style:style style:name="T27_142" style:family="text"/>
    <style:style style:name="T27_143" style:family="text"/>
    <style:style style:name="T27_144" style:family="text"/>
    <style:style style:name="T27_145" style:family="text"/>
    <style:style style:name="T27_146" style:family="text"/>
    <style:style style:name="T27_147" style:family="text"/>
    <style:style style:name="T27_148" style:family="text"/>
    <style:style style:name="T27_149" style:family="text"/>
    <style:style style:name="T27_150" style:family="text"/>
    <style:style style:name="T27_151" style:family="text"/>
    <style:style style:name="T27_152" style:family="text"/>
    <style:style style:name="T27_153" style:family="text"/>
    <style:style style:name="T27_154" style:family="text"/>
    <style:style style:name="T27_155" style:family="text"/>
    <style:style style:name="T27_156" style:family="text"/>
    <style:style style:name="T27_157" style:family="text"/>
    <style:style style:name="T27_158" style:family="text"/>
    <style:style style:name="T27_159" style:family="text"/>
    <style:style style:name="T27_160" style:family="text"/>
    <style:style style:name="T27_161" style:family="text"/>
    <style:style style:name="T27_162" style:family="text"/>
    <style:style style:name="T27_163" style:family="text"/>
    <style:style style:name="T27_164" style:family="text"/>
    <style:style style:name="T27_165" style:family="text"/>
    <style:style style:name="T27_166" style:family="text"/>
    <style:style style:name="T27_167" style:family="text"/>
    <style:style style:name="T27_168" style:family="text"/>
    <style:style style:name="T27_169" style:family="text"/>
    <style:style style:name="T27_170" style:family="text"/>
    <style:style style:name="T27_171" style:family="text"/>
    <style:style style:name="T27_172" style:family="text"/>
    <style:style style:name="T27_173" style:family="text"/>
    <style:style style:name="T27_174" style:family="text"/>
    <style:style style:name="T27_175" style:family="text"/>
    <style:style style:name="T27_176" style:family="text"/>
    <style:style style:name="T27_177" style:family="text"/>
    <style:style style:name="T27_178" style:family="text"/>
    <style:style style:name="T27_179" style:family="text"/>
    <style:style style:name="T27_180" style:family="text"/>
    <style:style style:name="T27_181" style:family="text"/>
    <style:style style:name="T27_182" style:family="text"/>
    <style:style style:name="T27_183" style:family="text"/>
    <style:style style:name="T27_184" style:family="text"/>
    <style:style style:name="T27_185" style:family="text"/>
    <style:style style:name="T27_186" style:family="text"/>
    <style:style style:name="T27_187" style:family="text"/>
    <style:style style:name="T27_188" style:family="text"/>
    <style:style style:name="T27_189" style:family="text"/>
    <style:style style:name="T27_190" style:family="text"/>
    <style:style style:name="T27_191" style:family="text"/>
    <style:style style:name="T27_192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 style:parent-style-name="Standard"/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7" style:family="text" style:parent-style-name="Standard"/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/>
    <style:style style:name="T33_104" style:family="text"/>
    <style:style style:name="T33_105" style:family="text"/>
    <style:style style:name="T33_106" style:family="text"/>
    <style:style style:name="T33_107" style:family="text"/>
    <style:style style:name="T33_108" style:family="text"/>
    <style:style style:name="T33_109" style:family="text"/>
    <style:style style:name="T33_110" style:family="text"/>
    <style:style style:name="T33_111" style:family="text"/>
    <style:style style:name="T33_112" style:family="text"/>
    <style:style style:name="T33_113" style:family="text"/>
    <style:style style:name="T33_114" style:family="text"/>
    <style:style style:name="T33_115" style:family="text"/>
    <style:style style:name="T33_116" style:family="text"/>
    <style:style style:name="T33_117" style:family="text"/>
    <style:style style:name="T33_118" style:family="text"/>
    <style:style style:name="T33_119" style:family="text"/>
    <style:style style:name="T33_120" style:family="text"/>
    <style:style style:name="T33_121" style:family="text"/>
    <style:style style:name="T33_122" style:family="text"/>
    <style:style style:name="T33_123" style:family="text"/>
    <style:style style:name="T33_124" style:family="text"/>
    <style:style style:name="T33_125" style:family="text"/>
    <style:style style:name="T33_126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T38_9" style:family="text"/>
    <style:style style:name="T38_10" style:family="text">
      <style:text-properties fo:color="#1155cc" style:text-underline-style="solid" style:text-underline-color="font-color"/>
    </style:style>
    <style:style style:name="T38_11" style:family="text"/>
    <style:style style:name="T38_12" style:family="text">
      <style:text-properties fo:color="#1155cc" style:text-underline-style="solid" style:text-underline-color="font-color"/>
    </style:style>
    <style:style style:name="T38_13" style:family="text"/>
    <style:style style:name="T38_14" style:family="text">
      <style:text-properties fo:color="#1155cc" style:text-underline-style="solid" style:text-underline-color="font-color"/>
    </style:style>
    <style:style style:name="T38_15" style:family="text"/>
    <style:style style:name="T38_16" style:family="text">
      <style:text-properties fo:color="#1155cc" style:text-underline-style="solid" style:text-underline-color="font-color"/>
    </style:style>
    <style:style style:name="T38_17" style:family="text"/>
    <style:style style:name="T38_18" style:family="text">
      <style:text-properties fo:color="#1155cc" style:text-underline-style="solid" style:text-underline-color="font-color"/>
    </style:style>
    <style:style style:name="T38_19" style:family="text"/>
    <style:style style:name="T38_20" style:family="text">
      <style:text-properties fo:color="#1155cc" style:text-underline-style="solid" style:text-underline-color="font-color"/>
    </style:style>
    <style:style style:name="T38_21" style:family="text"/>
    <style:style style:name="T38_22" style:family="text">
      <style:text-properties fo:color="#1155cc" style:text-underline-style="solid" style:text-underline-color="font-color"/>
    </style:style>
    <style:style style:name="T38_23" style:family="text"/>
    <style:style style:name="T38_24" style:family="text">
      <style:text-properties fo:color="#1155cc" style:text-underline-style="solid" style:text-underline-color="font-color"/>
    </style:style>
    <style:style style:name="T38_25" style:family="text"/>
    <style:style style:name="T38_26" style:family="text">
      <style:text-properties fo:color="#1155cc" style:text-underline-style="solid" style:text-underline-color="font-color"/>
    </style:style>
    <style:style style:name="T38_27" style:family="text"/>
    <style:style style:name="T38_28" style:family="text">
      <style:text-properties fo:color="#1155cc" style:text-underline-style="solid" style:text-underline-color="font-color"/>
    </style:style>
    <style:style style:name="T38_29" style:family="text"/>
    <style:style style:name="T38_30" style:family="text">
      <style:text-properties fo:color="#1155cc" style:text-underline-style="solid" style:text-underline-color="font-color"/>
    </style:style>
    <style:style style:name="T38_31" style:family="text"/>
    <style:style style:name="T38_32" style:family="text">
      <style:text-properties fo:color="#1155cc" style:text-underline-style="solid" style:text-underline-color="font-color"/>
    </style:style>
    <style:style style:name="T38_33" style:family="text"/>
    <style:style style:name="T38_34" style:family="text">
      <style:text-properties fo:color="#1155cc" style:text-underline-style="solid" style:text-underline-color="font-color"/>
    </style:style>
    <style:style style:name="T38_35" style:family="text"/>
    <style:style style:name="T38_36" style:family="text">
      <style:text-properties fo:color="#1155cc" style:text-underline-style="solid" style:text-underline-color="font-color"/>
    </style:style>
    <style:style style:name="T38_37" style:family="text"/>
    <style:style style:name="T38_38" style:family="text">
      <style:text-properties fo:color="#1155cc" style:text-underline-style="solid" style:text-underline-color="font-color"/>
    </style:style>
    <style:style style:name="T38_39" style:family="text"/>
    <style:style style:name="T38_40" style:family="text">
      <style:text-properties fo:color="#1155cc" style:text-underline-style="solid" style:text-underline-color="font-color"/>
    </style:style>
    <style:style style:name="T38_41" style:family="text"/>
    <style:style style:name="T38_42" style:family="text">
      <style:text-properties fo:color="#1155cc" style:text-underline-style="solid" style:text-underline-color="font-color"/>
    </style:style>
    <style:style style:name="T38_43" style:family="text"/>
    <style:style style:name="T38_44" style:family="text">
      <style:text-properties fo:color="#1155cc" style:text-underline-style="solid" style:text-underline-color="font-color"/>
    </style:style>
    <style:style style:name="T38_45" style:family="text"/>
    <style:style style:name="T38_46" style:family="text">
      <style:text-properties fo:color="#1155cc" style:text-underline-style="solid" style:text-underline-color="font-color"/>
    </style:style>
    <style:style style:name="T38_47" style:family="text"/>
    <style:style style:name="T38_48" style:family="text">
      <style:text-properties fo:color="#1155cc" style:text-underline-style="solid" style:text-underline-color="font-color"/>
    </style:style>
    <style:style style:name="T38_49" style:family="text"/>
    <style:style style:name="T38_50" style:family="text">
      <style:text-properties fo:color="#1155cc" style:text-underline-style="solid" style:text-underline-color="font-color"/>
    </style:style>
    <style:style style:name="T38_51" style:family="text"/>
    <style:style style:name="T38_52" style:family="text">
      <style:text-properties fo:color="#1155cc" style:text-underline-style="solid" style:text-underline-color="font-color"/>
    </style:style>
    <style:style style:name="T38_53" style:family="text"/>
    <style:style style:name="T38_54" style:family="text">
      <style:text-properties fo:color="#1155cc" style:text-underline-style="solid" style:text-underline-color="font-color"/>
    </style:style>
    <style:style style:name="T38_55" style:family="text"/>
    <style:style style:name="T38_56" style:family="text">
      <style:text-properties fo:color="#1155cc" style:text-underline-style="solid" style:text-underline-color="font-color"/>
    </style:style>
    <style:style style:name="T38_57" style:family="text"/>
    <style:style style:name="T38_58" style:family="text">
      <style:text-properties fo:color="#1155cc" style:text-underline-style="solid" style:text-underline-color="font-color"/>
    </style:style>
    <style:style style:name="T38_59" style:family="text"/>
    <style:style style:name="T38_60" style:family="text">
      <style:text-properties fo:color="#1155cc" style:text-underline-style="solid" style:text-underline-color="font-color"/>
    </style:style>
    <style:style style:name="T38_61" style:family="text"/>
    <style:style style:name="T38_62" style:family="text">
      <style:text-properties fo:color="#1155cc" style:text-underline-style="solid" style:text-underline-color="font-color"/>
    </style:style>
    <style:style style:name="T38_63" style:family="text"/>
    <style:style style:name="T38_64" style:family="text">
      <style:text-properties fo:color="#1155cc" style:text-underline-style="solid" style:text-underline-color="font-color"/>
    </style:style>
    <style:style style:name="T38_65" style:family="text"/>
    <style:style style:name="T38_66" style:family="text">
      <style:text-properties fo:color="#1155cc" style:text-underline-style="solid" style:text-underline-color="font-color"/>
    </style:style>
    <style:style style:name="T38_67" style:family="text"/>
    <style:style style:name="T38_68" style:family="text">
      <style:text-properties fo:color="#1155cc" style:text-underline-style="solid" style:text-underline-color="font-color"/>
    </style:style>
    <style:style style:name="T38_69" style:family="text"/>
    <style:style style:name="T38_70" style:family="text">
      <style:text-properties fo:color="#1155cc" style:text-underline-style="solid" style:text-underline-color="font-color"/>
    </style:style>
    <style:style style:name="T38_71" style:family="text"/>
    <style:style style:name="T38_72" style:family="text">
      <style:text-properties fo:color="#1155cc" style:text-underline-style="solid" style:text-underline-color="font-color"/>
    </style:style>
    <style:style style:name="T38_73" style:family="text"/>
    <style:style style:name="T38_74" style:family="text">
      <style:text-properties fo:color="#1155cc" style:text-underline-style="solid" style:text-underline-color="font-color"/>
    </style:style>
    <style:style style:name="T38_75" style:family="text"/>
    <style:style style:name="T38_76" style:family="text">
      <style:text-properties fo:color="#1155cc" style:text-underline-style="solid" style:text-underline-color="font-color"/>
    </style:style>
    <style:style style:name="T38_77" style:family="text"/>
    <style:style style:name="T38_78" style:family="text">
      <style:text-properties fo:color="#1155cc" style:text-underline-style="solid" style:text-underline-color="font-color"/>
    </style:style>
    <style:style style:name="T38_79" style:family="text"/>
    <style:style style:name="T38_80" style:family="text">
      <style:text-properties fo:color="#1155cc" style:text-underline-style="solid" style:text-underline-color="font-color"/>
    </style:style>
    <style:style style:name="T38_81" style:family="text"/>
    <style:style style:name="T38_82" style:family="text">
      <style:text-properties fo:color="#1155cc" style:text-underline-style="solid" style:text-underline-color="font-color"/>
    </style:style>
    <style:style style:name="T38_83" style:family="text"/>
    <style:style style:name="T38_84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T40_7" style:family="text"/>
    <style:style style:name="T40_8" style:family="text">
      <style:text-properties fo:color="#1155cc" style:text-underline-style="solid" style:text-underline-color="font-color"/>
    </style:style>
    <style:style style:name="T40_9" style:family="text"/>
    <style:style style:name="T40_10" style:family="text">
      <style:text-properties fo:color="#1155cc" style:text-underline-style="solid" style:text-underline-color="font-color"/>
    </style:style>
    <style:style style:name="T40_11" style:family="text"/>
    <style:style style:name="T40_12" style:family="text">
      <style:text-properties fo:color="#1155cc" style:text-underline-style="solid" style:text-underline-color="font-color"/>
    </style:style>
    <style:style style:name="T40_13" style:family="text"/>
    <style:style style:name="T40_14" style:family="text">
      <style:text-properties fo:color="#1155cc" style:text-underline-style="solid" style:text-underline-color="font-color"/>
    </style:style>
    <style:style style:name="T40_15" style:family="text"/>
    <style:style style:name="T40_16" style:family="text">
      <style:text-properties fo:color="#1155cc" style:text-underline-style="solid" style:text-underline-color="font-color"/>
    </style:style>
    <style:style style:name="T40_17" style:family="text"/>
    <style:style style:name="T40_18" style:family="text">
      <style:text-properties fo:color="#1155cc" style:text-underline-style="solid" style:text-underline-color="font-color"/>
    </style:style>
    <style:style style:name="T40_19" style:family="text"/>
    <style:style style:name="T40_20" style:family="text">
      <style:text-properties fo:color="#1155cc" style:text-underline-style="solid" style:text-underline-color="font-color"/>
    </style:style>
    <style:style style:name="T40_21" style:family="text"/>
    <style:style style:name="T40_22" style:family="text">
      <style:text-properties fo:color="#1155cc" style:text-underline-style="solid" style:text-underline-color="font-color"/>
    </style:style>
    <style:style style:name="T40_23" style:family="text"/>
    <style:style style:name="T40_24" style:family="text">
      <style:text-properties fo:color="#1155cc" style:text-underline-style="solid" style:text-underline-color="font-color"/>
    </style:style>
    <style:style style:name="T40_25" style:family="text"/>
    <style:style style:name="T40_26" style:family="text">
      <style:text-properties fo:color="#1155cc" style:text-underline-style="solid" style:text-underline-color="font-color"/>
    </style:style>
    <style:style style:name="T40_27" style:family="text"/>
    <style:style style:name="T40_28" style:family="text">
      <style:text-properties fo:color="#1155cc" style:text-underline-style="solid" style:text-underline-color="font-color"/>
    </style:style>
    <style:style style:name="T40_29" style:family="text"/>
    <style:style style:name="T40_30" style:family="text">
      <style:text-properties fo:color="#1155cc" style:text-underline-style="solid" style:text-underline-color="font-color"/>
    </style:style>
    <style:style style:name="T40_31" style:family="text"/>
    <style:style style:name="T40_32" style:family="text">
      <style:text-properties fo:color="#1155cc" style:text-underline-style="solid" style:text-underline-color="font-color"/>
    </style:style>
    <style:style style:name="T40_33" style:family="text"/>
    <style:style style:name="T40_34" style:family="text">
      <style:text-properties fo:color="#1155cc" style:text-underline-style="solid" style:text-underline-color="font-color"/>
    </style:style>
    <style:style style:name="T40_35" style:family="text"/>
    <style:style style:name="T40_36" style:family="text">
      <style:text-properties fo:color="#1155cc" style:text-underline-style="solid" style:text-underline-color="font-color"/>
    </style:style>
    <style:style style:name="T40_37" style:family="text"/>
    <style:style style:name="T40_38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T42_5" style:family="text"/>
    <style:style style:name="T42_6" style:family="text">
      <style:text-properties fo:color="#1155cc" style:text-underline-style="solid" style:text-underline-color="font-color"/>
    </style:style>
    <style:style style:name="T42_7" style:family="text"/>
    <style:style style:name="T42_8" style:family="text">
      <style:text-properties fo:color="#1155cc" style:text-underline-style="solid" style:text-underline-color="font-color"/>
    </style:style>
    <style:style style:name="T42_9" style:family="text"/>
    <style:style style:name="T42_10" style:family="text">
      <style:text-properties fo:color="#1155cc" style:text-underline-style="solid" style:text-underline-color="font-color"/>
    </style:style>
    <style:style style:name="T42_11" style:family="text"/>
    <style:style style:name="T42_12" style:family="text">
      <style:text-properties fo:color="#1155cc" style:text-underline-style="solid" style:text-underline-color="font-color"/>
    </style:style>
    <style:style style:name="T42_13" style:family="text"/>
    <style:style style:name="T42_14" style:family="text">
      <style:text-properties fo:color="#1155cc" style:text-underline-style="solid" style:text-underline-color="font-color"/>
    </style:style>
    <style:style style:name="T42_15" style:family="text"/>
    <style:style style:name="T42_16" style:family="text">
      <style:text-properties fo:color="#1155cc" style:text-underline-style="solid" style:text-underline-color="font-color"/>
    </style:style>
    <style:style style:name="T42_17" style:family="text"/>
    <style:style style:name="T42_18" style:family="text">
      <style:text-properties fo:color="#1155cc" style:text-underline-style="solid" style:text-underline-color="font-color"/>
    </style:style>
    <style:style style:name="T42_19" style:family="text"/>
    <style:style style:name="T42_20" style:family="text">
      <style:text-properties fo:color="#1155cc" style:text-underline-style="solid" style:text-underline-color="font-color"/>
    </style:style>
    <style:style style:name="T42_21" style:family="text"/>
    <style:style style:name="T42_22" style:family="text">
      <style:text-properties fo:color="#1155cc" style:text-underline-style="solid" style:text-underline-color="font-color"/>
    </style:style>
    <style:style style:name="T42_23" style:family="text"/>
    <style:style style:name="T42_24" style:family="text">
      <style:text-properties fo:color="#1155cc" style:text-underline-style="solid" style:text-underline-color="font-color"/>
    </style:style>
    <style:style style:name="T42_25" style:family="text"/>
    <style:style style:name="T42_26" style:family="text">
      <style:text-properties fo:color="#1155cc" style:text-underline-style="solid" style:text-underline-color="font-color"/>
    </style:style>
    <style:style style:name="T42_27" style:family="text"/>
    <style:style style:name="T42_28" style:family="text">
      <style:text-properties fo:color="#1155cc" style:text-underline-style="solid" style:text-underline-color="font-color"/>
    </style:style>
    <style:style style:name="T42_29" style:family="text"/>
    <style:style style:name="T42_30" style:family="text">
      <style:text-properties fo:color="#1155cc" style:text-underline-style="solid" style:text-underline-color="font-color"/>
    </style:style>
    <style:style style:name="T42_31" style:family="text"/>
    <style:style style:name="T42_32" style:family="text">
      <style:text-properties fo:color="#1155cc" style:text-underline-style="solid" style:text-underline-color="font-color"/>
    </style:style>
    <style:style style:name="T42_33" style:family="text"/>
    <style:style style:name="T42_34" style:family="text">
      <style:text-properties fo:color="#1155cc" style:text-underline-style="solid" style:text-underline-color="font-color"/>
    </style:style>
    <style:style style:name="T42_35" style:family="text"/>
    <style:style style:name="T42_36" style:family="text">
      <style:text-properties fo:color="#1155cc" style:text-underline-style="solid" style:text-underline-color="font-color"/>
    </style:style>
    <style:style style:name="T42_37" style:family="text"/>
    <style:style style:name="T42_38" style:family="text">
      <style:text-properties fo:color="#1155cc" style:text-underline-style="solid" style:text-underline-color="font-color"/>
    </style:style>
    <style:style style:name="T42_39" style:family="text"/>
    <style:style style:name="T42_40" style:family="text">
      <style:text-properties fo:color="#1155cc" style:text-underline-style="solid" style:text-underline-color="font-color"/>
    </style:style>
    <style:style style:name="T42_41" style:family="text"/>
    <style:style style:name="T42_42" style:family="text">
      <style:text-properties fo:color="#1155cc" style:text-underline-style="solid" style:text-underline-color="font-color"/>
    </style:style>
    <style:style style:name="T42_43" style:family="text"/>
    <style:style style:name="T42_44" style:family="text">
      <style:text-properties fo:color="#1155cc" style:text-underline-style="solid" style:text-underline-color="font-color"/>
    </style:style>
    <style:style style:name="T42_45" style:family="text"/>
    <style:style style:name="T42_46" style:family="text">
      <style:text-properties fo:color="#1155cc" style:text-underline-style="solid" style:text-underline-color="font-color"/>
    </style:style>
    <style:style style:name="T42_47" style:family="text"/>
    <style:style style:name="T42_48" style:family="text">
      <style:text-properties fo:color="#1155cc" style:text-underline-style="solid" style:text-underline-color="font-color"/>
    </style:style>
    <style:style style:name="T42_49" style:family="text"/>
    <style:style style:name="T42_50" style:family="text">
      <style:text-properties fo:color="#1155cc" style:text-underline-style="solid" style:text-underline-color="font-color"/>
    </style:style>
    <style:style style:name="T42_51" style:family="text"/>
    <style:style style:name="T42_52" style:family="text">
      <style:text-properties fo:color="#1155cc" style:text-underline-style="solid" style:text-underline-color="font-color"/>
    </style:style>
    <style:style style:name="T42_53" style:family="text"/>
    <style:style style:name="T42_54" style:family="text">
      <style:text-properties fo:color="#1155cc" style:text-underline-style="solid" style:text-underline-color="font-color"/>
    </style:style>
    <style:style style:name="T42_55" style:family="text"/>
    <style:style style:name="T42_56" style:family="text">
      <style:text-properties fo:color="#1155cc" style:text-underline-style="solid" style:text-underline-color="font-color"/>
    </style:style>
    <style:style style:name="T42_57" style:family="text"/>
    <style:style style:name="T42_58" style:family="text">
      <style:text-properties fo:color="#1155cc" style:text-underline-style="solid" style:text-underline-color="font-color"/>
    </style:style>
    <style:style style:name="T42_59" style:family="text"/>
    <style:style style:name="T42_60" style:family="text">
      <style:text-properties fo:color="#1155cc" style:text-underline-style="solid" style:text-underline-color="font-color"/>
    </style:style>
    <style:style style:name="T42_61" style:family="text"/>
    <style:style style:name="T42_62" style:family="text">
      <style:text-properties fo:color="#1155cc" style:text-underline-style="solid" style:text-underline-color="font-color"/>
    </style:style>
    <style:style style:name="T42_63" style:family="text"/>
    <style:style style:name="T42_64" style:family="text">
      <style:text-properties fo:color="#1155cc" style:text-underline-style="solid" style:text-underline-color="font-color"/>
    </style:style>
    <style:style style:name="T42_65" style:family="text"/>
    <style:style style:name="T42_66" style:family="text">
      <style:text-properties fo:color="#1155cc" style:text-underline-style="solid" style:text-underline-color="font-color"/>
    </style:style>
    <style:style style:name="T42_67" style:family="text"/>
    <style:style style:name="T42_68" style:family="text">
      <style:text-properties fo:color="#1155cc" style:text-underline-style="solid" style:text-underline-color="font-color"/>
    </style:style>
    <style:style style:name="T42_69" style:family="text"/>
    <style:style style:name="T42_70" style:family="text">
      <style:text-properties fo:color="#1155cc" style:text-underline-style="solid" style:text-underline-color="font-color"/>
    </style:style>
    <style:style style:name="T42_71" style:family="text"/>
    <style:style style:name="T42_72" style:family="text">
      <style:text-properties fo:color="#1155cc" style:text-underline-style="solid" style:text-underline-color="font-color"/>
    </style:style>
    <style:style style:name="T42_73" style:family="text"/>
    <style:style style:name="T42_74" style:family="text">
      <style:text-properties fo:color="#1155cc" style:text-underline-style="solid" style:text-underline-color="font-color"/>
    </style:style>
    <style:style style:name="T42_75" style:family="text"/>
    <style:style style:name="T42_76" style:family="text">
      <style:text-properties fo:color="#1155cc" style:text-underline-style="solid" style:text-underline-color="font-color"/>
    </style:style>
    <style:style style:name="T42_77" style:family="text"/>
    <style:style style:name="T42_78" style:family="text">
      <style:text-properties fo:color="#1155cc" style:text-underline-style="solid" style:text-underline-color="font-color"/>
    </style:style>
    <style:style style:name="T42_79" style:family="text"/>
    <style:style style:name="T42_80" style:family="text">
      <style:text-properties fo:color="#1155cc" style:text-underline-style="solid" style:text-underline-color="font-color"/>
    </style:style>
    <style:style style:name="T42_81" style:family="text"/>
    <style:style style:name="T42_82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o</text:span><text:span text:style-name="T1_2"><text:s/></text:span><text:span text:style-name="T1_3">się</text:span><text:span text:style-name="T1_4"><text:s/></text:span><text:span text:style-name="T1_5">stało</text:span><text:span text:style-name="T1_6"><text:s/></text:span><text:span text:style-name="T1_7">z</text:span><text:span text:style-name="T1_8"><text:s/></text:span><text:span text:style-name="T1_9">Królem</text:span><text:span text:style-name="T1_10"><text:s/></text:span><text:span text:style-name="T1_11">Sombrą</text:span><text:span text:style-name="T1_12">?<text:s/></text:span></text:p>
      <text:p text:style-name="P2"/>
      <text:p text:style-name="P3"/>
      <text:p text:style-name="P4"><text:span text:style-name="T4_1">Zanim</text:span><text:span text:style-name="T4_2"><text:s/></text:span><text:span text:style-name="T4_3">zacznę</text:span><text:span text:style-name="T4_4"><text:s/></text:span><text:span text:style-name="T4_5">przedstawiać</text:span><text:span text:style-name="T4_6"><text:s/></text:span><text:span text:style-name="T4_7">wam</text:span><text:span text:style-name="T4_8"><text:s/></text:span><text:span text:style-name="T4_9">swoje</text:span><text:span text:style-name="T4_10"><text:s/></text:span><text:span text:style-name="T4_11">wywody</text:span><text:span text:style-name="T4_12"><text:s/></text:span><text:span text:style-name="T4_13">na</text:span><text:span text:style-name="T4_14"><text:s/></text:span><text:span text:style-name="T4_15">temat</text:span><text:span text:style-name="T4_16"><text:s/></text:span><text:span text:style-name="T4_17">jednej</text:span><text:span text:style-name="T4_18"><text:s/></text:span><text:span text:style-name="T4_19">z</text:span><text:span text:style-name="T4_20"><text:s/></text:span><text:span text:style-name="T4_21">bardziej</text:span><text:span text:style-name="T4_22"><text:s/></text:span><text:span text:style-name="T4_23">tajemniczych</text:span><text:span text:style-name="T4_24"><text:s/></text:span><text:span text:style-name="T4_25">postaci</text:span><text:span text:style-name="T4_26"><text:s/></text:span><text:span text:style-name="T4_27">serialu</text:span><text:span text:style-name="T4_28">,<text:s/></text:span><text:span text:style-name="T4_29">musicie</text:span><text:span text:style-name="T4_30"><text:s/></text:span><text:span text:style-name="T4_31">wiedzieć</text:span><text:span text:style-name="T4_32"><text:s/></text:span><text:span text:style-name="T4_33">dwie</text:span><text:span text:style-name="T4_34"><text:s/></text:span><text:span text:style-name="T4_35">rzeczy</text:span><text:span text:style-name="T4_36">:<text:s/></text:span><text:span text:style-name="T4_37">Sombra</text:span><text:span text:style-name="T4_38"><text:s/></text:span><text:span text:style-name="T4_39">nie</text:span><text:span text:style-name="T4_40"><text:s/></text:span><text:span text:style-name="T4_41">był</text:span><text:span text:style-name="T4_42"><text:s/></text:span><text:span text:style-name="T4_43">aż</text:span><text:span text:style-name="T4_44"><text:s/></text:span><text:span text:style-name="T4_45">tak</text:span><text:span text:style-name="T4_46"><text:s/></text:span><text:span text:style-name="T4_47">zły</text:span><text:span text:style-name="T4_48"><text:s/></text:span><text:span text:style-name="T4_49">od</text:span><text:span text:style-name="T4_50"><text:s/></text:span><text:span text:style-name="T4_51">początku</text:span><text:span text:style-name="T4_52"><text:s/></text:span><text:span text:style-name="T4_53">i</text:span><text:span text:style-name="T4_54"><text:s/></text:span><text:span text:style-name="T4_55">prawdopodobnie</text:span><text:span text:style-name="T4_56"><text:s/></text:span><text:span text:style-name="T4_57">wcale</text:span><text:span text:style-name="T4_58"><text:s/></text:span><text:span text:style-name="T4_59">nie</text:span><text:span text:style-name="T4_60"><text:s/></text:span><text:span text:style-name="T4_61">zginął</text:span><text:span text:style-name="T4_62">.<text:s/></text:span></text:p>
      <text:p text:style-name="P5"><text:span text:style-name="T5_1">~<text:s/></text:span><text:span text:style-name="T5_2">Uszatka</text:span></text:p>
      <text:p text:style-name="P6"/>
      <text:p text:style-name="P7"/>
      <text:p text:style-name="P8"/>
      <text:p text:style-name="P9"><text:span text:style-name="T9_1">Zapewne</text:span><text:span text:style-name="T9_2"><text:s/></text:span><text:span text:style-name="T9_3">wielu</text:span><text:span text:style-name="T9_4"><text:s/></text:span><text:span text:style-name="T9_5">z</text:span><text:span text:style-name="T9_6"><text:s/></text:span><text:span text:style-name="T9_7">was</text:span><text:span text:style-name="T9_8"><text:s/></text:span><text:span text:style-name="T9_9">kręci</text:span><text:span text:style-name="T9_10"><text:s/></text:span><text:span text:style-name="T9_11">teraz</text:span><text:span text:style-name="T9_12"><text:s/></text:span><text:span text:style-name="T9_13">nosem</text:span><text:span text:style-name="T9_14">.<text:s/></text:span><text:span text:style-name="T9_15">Dlaczego</text:span><text:span text:style-name="T9_16"><text:s/></text:span><text:span text:style-name="T9_17">nie</text:span><text:span text:style-name="T9_18"><text:s/></text:span><text:span text:style-name="T9_19">miałby</text:span><text:span text:style-name="T9_20"><text:s/></text:span><text:span text:style-name="T9_21">być</text:span><text:span text:style-name="T9_22"><text:s/></text:span><text:span text:style-name="T9_23">zły</text:span><text:span text:style-name="T9_24">?<text:s/></text:span><text:span text:style-name="T9_25">Dlaczego</text:span><text:span text:style-name="T9_26"><text:s/></text:span><text:span text:style-name="T9_27">miałby</text:span><text:span text:style-name="T9_28"><text:s/></text:span><text:span text:style-name="T9_29">przeżyć</text:span><text:span text:style-name="T9_30">,<text:s/></text:span><text:span text:style-name="T9_31">skoro</text:span><text:span text:style-name="T9_32"><text:s/></text:span><text:span text:style-name="T9_33">widzieliśmy</text:span><text:span text:style-name="T9_34">,<text:s/></text:span><text:span text:style-name="T9_35">jak</text:span><text:span text:style-name="T9_36"><text:s/></text:span><text:span text:style-name="T9_37">magia</text:span><text:span text:style-name="T9_38"><text:s/></text:span><text:span text:style-name="T9_39">Kryształowego</text:span><text:span text:style-name="T9_40"><text:s/></text:span><text:span text:style-name="T9_41">Serca</text:span><text:span text:style-name="T9_42"><text:s/></text:span><text:span text:style-name="T9_43">dosłownie</text:span><text:span text:style-name="T9_44"><text:s/></text:span><text:span text:style-name="T9_45">go</text:span><text:span text:style-name="T9_46"><text:s/></text:span><text:span text:style-name="T9_47">niszczy</text:span><text:span text:style-name="T9_48">?<text:s/></text:span><text:span text:style-name="T9_49">Otóż</text:span><text:span text:style-name="T9_50"><text:s/></text:span><text:span text:style-name="T9_51">nie</text:span><text:span text:style-name="T9_52"><text:s/></text:span><text:span text:style-name="T9_53">wszystko</text:span><text:span text:style-name="T9_54"><text:s/></text:span><text:span text:style-name="T9_55">jest</text:span><text:span text:style-name="T9_56"><text:s/></text:span><text:span text:style-name="T9_57">takie</text:span><text:span text:style-name="T9_58"><text:s/></text:span><text:span text:style-name="T9_59">proste</text:span><text:span text:style-name="T9_60"><text:s/></text:span><text:span text:style-name="T9_61">jak</text:span><text:span text:style-name="T9_62"><text:s/></text:span><text:span text:style-name="T9_63">nam</text:span><text:span text:style-name="T9_64"><text:s/></text:span><text:span text:style-name="T9_65">się</text:span><text:span text:style-name="T9_66"><text:s/></text:span><text:span text:style-name="T9_67">wydaje</text:span><text:span text:style-name="T9_68"><text:s/></text:span><text:span text:style-name="T9_69">i</text:span><text:span text:style-name="T9_70"><text:s/></text:span><text:span text:style-name="T9_71">żeby</text:span><text:span text:style-name="T9_72"><text:s/></text:span><text:span text:style-name="T9_73">dowiedzieć</text:span><text:span text:style-name="T9_74"><text:s/></text:span><text:span text:style-name="T9_75">się</text:span><text:span text:style-name="T9_76"><text:s/></text:span><text:span text:style-name="T9_77">nieco</text:span><text:span text:style-name="T9_78"><text:s/></text:span><text:span text:style-name="T9_79">więcej</text:span><text:span text:style-name="T9_80">,<text:s/></text:span><text:span text:style-name="T9_81">trzeba</text:span><text:span text:style-name="T9_82"><text:s/></text:span><text:span text:style-name="T9_83">zajrzeć</text:span><text:span text:style-name="T9_84"><text:s/></text:span><text:span text:style-name="T9_85">głębiej</text:span><text:span text:style-name="T9_86">.<text:s/></text:span></text:p>
      <text:p text:style-name="P10"/>
      <text:p text:style-name="P11"><text:span text:style-name="T11_1">Przyjrzyjmy</text:span><text:span text:style-name="T11_2"><text:s/></text:span><text:span text:style-name="T11_3">się</text:span><text:span text:style-name="T11_4"><text:s/></text:span><text:span text:style-name="T11_5">zachowaniu</text:span><text:span text:style-name="T11_6"><text:s/></text:span><text:span text:style-name="T11_7">Sombry</text:span><text:span text:style-name="T11_8"><text:s/></text:span><text:span text:style-name="T11_9">jak</text:span><text:span text:style-name="T11_10"><text:s/></text:span><text:span text:style-name="T11_11">i</text:span><text:span text:style-name="T11_12"><text:s/></text:span><text:span text:style-name="T11_13">jego</text:span><text:span text:style-name="T11_14"><text:s/></text:span><text:span text:style-name="T11_15">wyglą</text:span><text:span text:style-name="T11_16">dowi</text:span><text:span text:style-name="T11_17">.<text:s/></text:span><text:span text:style-name="T11_18">Kucyk</text:span><text:span text:style-name="T11_19"><text:s/></text:span><text:span text:style-name="T11_20">z</text:span><text:span text:style-name="T11_21"><text:s/></text:span><text:span text:style-name="T11_22">falującą</text:span><text:span text:style-name="T11_23"><text:s/></text:span><text:span text:style-name="T11_24">grzywą</text:span><text:span text:style-name="T11_25"><text:s/></text:span><text:span text:style-name="T11_26">i</text:span><text:span text:style-name="T11_27"><text:s/></text:span><text:span text:style-name="T11_28">ogonem</text:span><text:span text:style-name="T11_29"><text:s/></text:span><text:span text:style-name="T11_30">oraz</text:span><text:span text:style-name="T11_31"><text:s/></text:span><text:span text:style-name="T11_32">nienormalnie</text:span><text:span text:style-name="T11_33"><text:s/></text:span><text:span text:style-name="T11_34">ostrymi</text:span><text:span text:style-name="T11_35"><text:s/></text:span><text:span text:style-name="T11_36">kłami</text:span><text:span text:style-name="T11_37">.<text:s/></text:span><text:span text:style-name="T11_38">Nie</text:span><text:span text:style-name="T11_39"><text:s/></text:span><text:span text:style-name="T11_40">przypomina</text:span><text:span text:style-name="T11_41"><text:s/></text:span><text:span text:style-name="T11_42">wam</text:span><text:span text:style-name="T11_43"><text:s/></text:span><text:span text:style-name="T11_44">to</text:span><text:span text:style-name="T11_45"><text:s/></text:span><text:span text:style-name="T11_46">czegoś</text:span><text:span text:style-name="T11_47">?</text:span></text:p>
      <text:p text:style-name="P12"><text:span text:style-name="T12_1">Czy</text:span><text:span text:style-name="T12_2"><text:s/></text:span><text:span text:style-name="T12_3">kucyki</text:span><text:span text:style-name="T12_4"><text:s/></text:span><text:span text:style-name="T12_5">mogą</text:span><text:span text:style-name="T12_6"><text:s/></text:span><text:span text:style-name="T12_7">mieć</text:span><text:span text:style-name="T12_8"><text:s/></text:span><text:span text:style-name="T12_9">kły</text:span><text:span text:style-name="T12_10">?<text:s/></text:span><text:span text:style-name="T12_11">Oczywiście</text:span><text:span text:style-name="T12_12">,<text:s/></text:span><text:span text:style-name="T12_13">że</text:span><text:span text:style-name="T12_14"><text:s/></text:span><text:span text:style-name="T12_15">nie</text:span><text:span text:style-name="T12_16">.<text:s/></text:span><text:span text:style-name="T12_17"><office:annotation><dc:creator/><text:p text:style-name="P13"><text:span text:style-name="T13_1">to</text:span><text:span text:style-name="T13_2"><text:s/></text:span><text:span text:style-name="T13_3">chyba</text:span><text:span text:style-name="T13_4"><text:s/></text:span><text:span text:style-name="T13_5">nie</text:span><text:span text:style-name="T13_6"><text:s/></text:span><text:span text:style-name="T13_7">do</text:span><text:span text:style-name="T13_8"><text:s/></text:span><text:span text:style-name="T13_9">końca</text:span><text:span text:style-name="T13_10"><text:s/></text:span><text:span text:style-name="T13_11">prawda</text:span><text:span text:style-name="T13_12"><text:s/></text:span><text:span text:style-name="T13_13">jeżeli</text:span><text:span text:style-name="T13_14"><text:s/></text:span><text:span text:style-name="T13_15">chodzi</text:span><text:span text:style-name="T13_16"><text:s/></text:span><text:span text:style-name="T13_17">o</text:span><text:span text:style-name="T13_18"><text:s/></text:span><text:span text:style-name="T13_19">ogiery</text:span><text:span text:style-name="T13_20">,<text:s/></text:span><text:span text:style-name="T13_21">ale</text:span><text:span text:style-name="T13_22"><text:s/></text:span><text:span text:style-name="T13_23">tu</text:span><text:span text:style-name="T13_24"><text:s/></text:span><text:span text:style-name="T13_25">musiałaby</text:span><text:span text:style-name="T13_26"><text:s/></text:span><text:span text:style-name="T13_27">się</text:span><text:span text:style-name="T13_28"><text:s/></text:span><text:span text:style-name="T13_29">wypowiedzieć</text:span><text:span text:style-name="T13_30"><text:s/></text:span><text:span text:style-name="T13_31">nasza</text:span><text:span text:style-name="T13_32"><text:s/></text:span><text:span text:style-name="T13_33">ekspertka</text:span><text:span text:style-name="T13_34">.<text:s/></text:span><text:span text:style-name="T13_35">CAAAAAHAAAAN</text:span><text:span text:style-name="T13_36">!</text:span></text:p></office:annotation></text:span><text:span text:style-name="T13_37"><office:annotation><dc:creator/><text:p text:style-name="P14"><text:span text:style-name="T14_1">Naturalnie</text:span><text:span text:style-name="T14_2"><text:s/></text:span><text:span text:style-name="T14_3">chyba</text:span><text:span text:style-name="T14_4"><text:s/></text:span><text:span text:style-name="T14_5">że</text:span><text:span text:style-name="T14_6"><text:s/></text:span><text:span text:style-name="T14_7">mówimy</text:span><text:span text:style-name="T14_8"><text:s/></text:span><text:span text:style-name="T14_9">stricte</text:span><text:span text:style-name="T14_10"><text:s/></text:span><text:span text:style-name="T14_11">o</text:span><text:span text:style-name="T14_12"><text:s/></text:span><text:span text:style-name="T14_13">serialowych</text:span><text:span text:style-name="T14_14"><text:s/></text:span><text:span text:style-name="T14_15">a</text:span><text:span text:style-name="T14_16"><text:s/></text:span><text:span text:style-name="T14_17">na</text:span><text:span text:style-name="T14_18"><text:s/></text:span><text:span text:style-name="T14_19">realia</text:span><text:span text:style-name="T14_20"><text:s/></text:span><text:span text:style-name="T14_21">nie</text:span><text:span text:style-name="T14_22"><text:s/></text:span><text:span text:style-name="T14_23">zwracamy</text:span><text:span text:style-name="T14_24"><text:s/></text:span><text:span text:style-name="T14_25">uwagi</text:span><text:span text:style-name="T14_26">,<text:s/></text:span><text:span text:style-name="T14_27">wtedy</text:span><text:span text:style-name="T14_28"><text:s/></text:span><text:span text:style-name="T14_29">jest</text:span><text:span text:style-name="T14_30"><text:s/></text:span><text:span text:style-name="T14_31">ok</text:span></text:p></office:annotation></text:span><text:span text:style-name="T14_32"><office:annotation><dc:creator/><text:p text:style-name="P15"><text:span text:style-name="T15_1">U</text:span><text:span text:style-name="T15_2"><text:s/></text:span><text:span text:style-name="T15_3">klaczy</text:span><text:span text:style-name="T15_4"><text:s/></text:span><text:span text:style-name="T15_5">też</text:span><text:span text:style-name="T15_6"><text:s/></text:span><text:span text:style-name="T15_7">się</text:span><text:span text:style-name="T15_8"><text:s/></text:span><text:span text:style-name="T15_9">może</text:span><text:span text:style-name="T15_10"><text:s/></text:span><text:span text:style-name="T15_11">zdarzyć</text:span><text:span text:style-name="T15_12">,<text:s/></text:span><text:span text:style-name="T15_13">ale</text:span><text:span text:style-name="T15_14"><text:s/></text:span><text:span text:style-name="T15_15">nie</text:span><text:span text:style-name="T15_16"><text:s/></text:span><text:span text:style-name="T15_17">przypominają</text:span><text:span text:style-name="T15_18"><text:s/></text:span><text:span text:style-name="T15_19">one</text:span><text:span text:style-name="T15_20"><text:s/></text:span><text:span text:style-name="T15_21">w</text:span><text:span text:style-name="T15_22"><text:s/></text:span><text:span text:style-name="T15_23">niczym</text:span><text:span text:style-name="T15_24"><text:s/></text:span><text:span text:style-name="T15_25">kłów</text:span><text:span text:style-name="T15_26"><text:s/></text:span><text:span text:style-name="T15_27">zwierząt</text:span><text:span text:style-name="T15_28"><text:s/></text:span><text:span text:style-name="T15_29">drapieżnych</text:span><text:span text:style-name="T15_30">.<text:s/></text:span><text:span text:style-name="T15_31">To</text:span><text:span text:style-name="T15_32"><text:s/></text:span><text:span text:style-name="T15_33">taki</text:span><text:span text:style-name="T15_34"><text:s/></text:span><text:span text:style-name="T15_35">odpowiednik</text:span><text:span text:style-name="T15_36"><text:s/></text:span><text:span text:style-name="T15_37">naszych</text:span><text:span text:style-name="T15_38"><text:s/></text:span><text:span text:style-name="T15_39">ósemek</text:span><text:span text:style-name="T15_40">.</text:span></text:p></office:annotation></text:span><text:span text:style-name="T15_41"><office:annotation><dc:creator/><text:p text:style-name="P16"><text:span text:style-name="T16_1">Serial</text:span><text:span text:style-name="T16_2">,<text:s/></text:span><text:span text:style-name="T16_3">ludzie</text:span><text:span text:style-name="T16_4">.<text:s/></text:span><text:span text:style-name="T16_5">Serial</text:span><text:span text:style-name="T16_6">.</text:span></text:p></office:annotation></text:span><text:span text:style-name="T16_7"><office:annotation><dc:creator/><text:p text:style-name="P17"><text:span text:style-name="T17_1">Zależy</text:span><text:span text:style-name="T17_2"><text:s/></text:span><text:span text:style-name="T17_3">od</text:span><text:span text:style-name="T17_4"><text:s/></text:span><text:span text:style-name="T17_5">założeń</text:span><text:span text:style-name="T17_6"><text:s/></text:span><text:span text:style-name="T17_7">autorki</text:span><text:span text:style-name="T17_8"><text:s/></text:span><text:span text:style-name="T17_9">tekstu</text:span><text:span text:style-name="T17_10"><text:s/></text:span><text:span text:style-name="T17_11">a</text:span><text:span text:style-name="T17_12"><text:s/></text:span><text:span text:style-name="T17_13">tych</text:span><text:span text:style-name="T17_14"><text:s/></text:span><text:span text:style-name="T17_15">nie</text:span><text:span text:style-name="T17_16"><text:s/></text:span><text:span text:style-name="T17_17">znam</text:span></text:p></office:annotation></text:span><text:span text:style-name="T17_18"><office:annotation><dc:creator/><text:p text:style-name="P18"><text:span text:style-name="T18_1">Chodziło</text:span><text:span text:style-name="T18_2"><text:s/></text:span><text:span text:style-name="T18_3">mi</text:span><text:span text:style-name="T18_4"><text:s/></text:span><text:span text:style-name="T18_5">o</text:span><text:span text:style-name="T18_6"><text:s/></text:span><text:span text:style-name="T18_7">kły</text:span><text:span text:style-name="T18_8"><text:s/></text:span><text:span text:style-name="T18_9">takie</text:span><text:span text:style-name="T18_10"><text:s/></text:span><text:span text:style-name="T18_11">jak</text:span><text:span text:style-name="T18_12"><text:s/></text:span><text:span text:style-name="T18_13">u</text:span><text:span text:style-name="T18_14"><text:s/></text:span><text:span text:style-name="T18_15">typowych</text:span><text:span text:style-name="T18_16"><text:s/></text:span><text:span text:style-name="T18_17">drapieżników</text:span><text:span text:style-name="T18_18">.<text:s/></text:span><text:span text:style-name="T18_19">Znam</text:span><text:span text:style-name="T18_20"><text:s/></text:span><text:span text:style-name="T18_21">tylko</text:span><text:span text:style-name="T18_22"><text:s/></text:span><text:span text:style-name="T18_23">jeden</text:span><text:span text:style-name="T18_24"><text:s/></text:span><text:span text:style-name="T18_25">gatunek</text:span><text:span text:style-name="T18_26"><text:s/></text:span><text:span text:style-name="T18_27">roślinożernego</text:span><text:span text:style-name="T18_28"><text:s/></text:span><text:span text:style-name="T18_29">ssaka</text:span><text:span text:style-name="T18_30"><text:s/></text:span><text:span text:style-name="T18_31">kopytnego</text:span><text:span text:style-name="T18_32">,<text:s/></text:span><text:span text:style-name="T18_33">który</text:span><text:span text:style-name="T18_34"><text:s/></text:span><text:span text:style-name="T18_35">ma</text:span><text:span text:style-name="T18_36"><text:s/></text:span><text:span text:style-name="T18_37">tak</text:span><text:span text:style-name="T18_38"><text:s/></text:span><text:span text:style-name="T18_39">widoczne</text:span><text:span text:style-name="T18_40"><text:s/></text:span><text:span text:style-name="T18_41">kły</text:span><text:span text:style-name="T18_42"><text:s/></text:span><text:span text:style-name="T18_43">i</text:span><text:span text:style-name="T18_44"><text:s/></text:span><text:span text:style-name="T18_45">nie</text:span><text:span text:style-name="T18_46"><text:s/></text:span><text:span text:style-name="T18_47">jest</text:span><text:span text:style-name="T18_48"><text:s/></text:span><text:span text:style-name="T18_49">to</text:span><text:span text:style-name="T18_50"><text:s/></text:span><text:span text:style-name="T18_51">koniowaty</text:span><text:span text:style-name="T18_52"><text:s/>:</text:span><text:span text:style-name="T18_53">v</text:span></text:p></office:annotation></text:span><text:span text:style-name="T18_54">Normalny</text:span><text:span text:style-name="T18_55"><text:s/></text:span><text:span text:style-name="T18_56">kucyk</text:span><text:span text:style-name="T18_57"><text:s/></text:span><text:span text:style-name="T18_58">rodzi</text:span><text:span text:style-name="T18_59"><text:s/></text:span><text:span text:style-name="T18_60">się</text:span><text:span text:style-name="T18_61"><text:s/></text:span><text:span text:style-name="T18_62">bez</text:span><text:span text:style-name="T18_63"><text:s/></text:span><text:span text:style-name="T18_64">kłów</text:span><text:span text:style-name="T18_65">,<text:s/></text:span><text:span text:style-name="T18_66">ponieważ</text:span><text:span text:style-name="T18_67"><text:s/></text:span><text:span text:style-name="T18_68">jest</text:span><text:span text:style-name="T18_69"><text:s/></text:span><text:span text:style-name="T18_70">roślinożercą</text:span><text:span text:style-name="T18_71"><text:s/></text:span><text:span text:style-name="T18_72">i</text:span><text:span text:style-name="T18_73"><text:s/></text:span><text:span text:style-name="T18_74">takowe</text:span><text:span text:style-name="T18_75"><text:s/></text:span><text:span text:style-name="T18_76">tylko</text:span><text:span text:style-name="T18_77"><text:s/></text:span><text:span text:style-name="T18_78">by</text:span><text:span text:style-name="T18_79"><text:s/></text:span><text:span text:style-name="T18_80">mu</text:span><text:span text:style-name="T18_81"><text:s/></text:span><text:span text:style-name="T18_82">przeszkadzały</text:span><text:span text:style-name="T18_83">.<text:s/></text:span><text:span text:style-name="T18_84">Jedynymi</text:span><text:span text:style-name="T18_85"><text:s/></text:span><text:span text:style-name="T18_86">kucykami</text:span><text:span text:style-name="T18_87">,<text:s/></text:span><text:span text:style-name="T18_88">które</text:span><text:span text:style-name="T18_89"><text:s/></text:span><text:span text:style-name="T18_90">mimo</text:span><text:span text:style-name="T18_91"><text:s/></text:span><text:span text:style-name="T18_92">to</text:span><text:span text:style-name="T18_93"><text:s/></text:span><text:span text:style-name="T18_94">posiadały</text:span><text:span text:style-name="T18_95"><text:s/></text:span><text:span text:style-name="T18_96">kły</text:span><text:span text:style-name="T18_97"><text:s/></text:span><text:span text:style-name="T18_98">są</text:span><text:span text:style-name="T18_99"><text:s/></text:span><text:span text:style-name="T18_100">Sombra</text:span><text:span text:style-name="T18_101">,<text:s/></text:span><text:span text:style-name="T18_102">Nightmare</text:span><text:span text:style-name="T18_103"><text:s/></text:span><text:span text:style-name="T18_104">Moon</text:span><text:span text:style-name="T18_105"><text:s/></text:span><text:span text:style-name="T18_106">i</text:span><text:span text:style-name="T18_107"><text:s/></text:span><text:span text:style-name="T18_108">Fluttershy</text:span><text:span text:style-name="T18_109"><text:s/></text:span><text:span text:style-name="T18_110">zmieniona</text:span><text:span text:style-name="T18_111"><text:s/></text:span><text:span text:style-name="T18_112">w</text:span><text:span text:style-name="T18_113"><text:s/></text:span><text:span text:style-name="T18_114">kucoperza</text:span><text:span text:style-name="T18_115"><text:s/></text:span><text:span text:style-name="T18_116">czy</text:span><text:span text:style-name="T18_117"><text:s/></text:span><text:span text:style-name="T18_118">coś</text:span><text:span text:style-name="T18_119"><text:s/></text:span><text:span text:style-name="T18_120">w</text:span><text:span text:style-name="T18_121"><text:s/></text:span><text:span text:style-name="T18_122">tym</text:span><text:span text:style-name="T18_123"><text:s/></text:span><text:span text:style-name="T18_124">rodzaju</text:span><text:span text:style-name="T18_125">.<text:s/></text:span><text:span text:style-name="T18_126">W</text:span><text:span text:style-name="T18_127"><text:s/></text:span><text:span text:style-name="T18_128">przypadku</text:span><text:span text:style-name="T18_129"><text:s/></text:span><text:span text:style-name="T18_130">Nightmare</text:span><text:span text:style-name="T18_131"><text:s/></text:span><text:span text:style-name="T18_132">Moon</text:span><text:span text:style-name="T18_133"><text:s/></text:span><text:span text:style-name="T18_134">i</text:span><text:span text:style-name="T18_135"><text:s/></text:span><text:span text:style-name="T18_136">Fluttershy</text:span><text:span text:style-name="T18_137"><text:s/></text:span><text:span text:style-name="T18_138">jasnym</text:span><text:span text:style-name="T18_139"><text:s/></text:span><text:span text:style-name="T18_140">jest</text:span><text:span text:style-name="T18_141">,<text:s/></text:span><text:span text:style-name="T18_142">że</text:span><text:span text:style-name="T18_143"><text:s/></text:span><text:span text:style-name="T18_144">to</text:span><text:span text:style-name="T18_145"><text:s/></text:span><text:span text:style-name="T18_146">magia</text:span><text:span text:style-name="T18_147"><text:s/></text:span><text:span text:style-name="T18_148">zmieniła</text:span><text:span text:style-name="T18_149"><text:s/></text:span><text:span text:style-name="T18_150">ich</text:span><text:span text:style-name="T18_151"><text:s/></text:span><text:span text:style-name="T18_152">uzębienie</text:span><text:span text:style-name="T18_153">.<text:s/></text:span><text:span text:style-name="T18_154">Wniosek</text:span><text:span text:style-name="T18_155"><text:s/></text:span><text:span text:style-name="T18_156">nasuwa</text:span><text:span text:style-name="T18_157"><text:s/></text:span><text:span text:style-name="T18_158">się</text:span><text:span text:style-name="T18_159"><text:s/></text:span><text:span text:style-name="T18_160">sam</text:span><text:span text:style-name="T18_161">.<text:s/></text:span><text:span text:style-name="T18_162">Kły</text:span><text:span text:style-name="T18_163"><text:s/></text:span><text:span text:style-name="T18_164">Sombry</text:span><text:span text:style-name="T18_165"><text:s/></text:span><text:span text:style-name="T18_166">także</text:span><text:span text:style-name="T18_167"><text:s/></text:span><text:span text:style-name="T18_168">nie</text:span><text:span text:style-name="T18_169"><text:s/></text:span><text:span text:style-name="T18_170">są</text:span><text:span text:style-name="T18_171"><text:s/></text:span><text:span text:style-name="T18_172">naturalne</text:span><text:span text:style-name="T18_173">.<text:s/></text:span></text:p>
      <text:p text:style-name="P19"/>
      <text:p text:style-name="P20"><text:span text:style-name="T20_1">Również</text:span><text:span text:style-name="T20_2"><text:s/></text:span><text:span text:style-name="T20_3">fakt</text:span><text:span text:style-name="T20_4">,<text:s/></text:span><text:span text:style-name="T20_5">że</text:span><text:span text:style-name="T20_6"><text:s/></text:span><text:span text:style-name="T20_7">ogon</text:span><text:span text:style-name="T20_8"><text:s/></text:span><text:span text:style-name="T20_9">i</text:span><text:span text:style-name="T20_10"><text:s/></text:span><text:span text:style-name="T20_11">grzywa</text:span><text:span text:style-name="T20_12"><text:s/></text:span><text:span text:style-name="T20_13">czarnego</text:span><text:span text:style-name="T20_14"><text:s/></text:span><text:span text:style-name="T20_15">jednorożca</text:span><text:span text:style-name="T20_16"><text:s/></text:span><text:span text:style-name="T20_17">nieustannie</text:span><text:span text:style-name="T20_18"><text:s/></text:span><text:span text:style-name="T20_19">falują</text:span><text:span text:style-name="T20_20">,<text:s/></text:span><text:span text:style-name="T20_21">musi</text:span><text:span text:style-name="T20_22"><text:s/></text:span><text:span text:style-name="T20_23">świadczyć</text:span><text:span text:style-name="T20_24"><text:s/></text:span><text:span text:style-name="T20_25">o</text:span><text:span text:style-name="T20_26"><text:s/></text:span><text:span text:style-name="T20_27"><office:annotation><dc:creator/><text:p text:style-name="P21"><text:span text:style-name="T21_1">przeniósłbym</text:span><text:span text:style-name="T21_2"><text:s/></text:span><text:span text:style-name="T21_3">na</text:span><text:span text:style-name="T21_4"><text:s/></text:span><text:span text:style-name="T21_5">koniec</text:span><text:span text:style-name="T21_6"><text:s/></text:span><text:span text:style-name="T21_7">zdania</text:span></text:p></office:annotation></text:span><text:span text:style-name="T21_8">magii</text:span><text:span text:style-name="T21_9"><text:s/></text:span><text:span text:style-name="T21_10">na</text:span><text:span text:style-name="T21_11"><text:s/></text:span><text:span text:style-name="T21_12">nie</text:span><text:span text:style-name="T21_13"><text:s/></text:span><text:span text:style-name="T21_14">działającej</text:span><text:span text:style-name="T21_15">.<text:s/></text:span><text:span text:style-name="T21_16">Skąd</text:span><text:span text:style-name="T21_17"><text:s/></text:span><text:span text:style-name="T21_18">ten</text:span><text:span text:style-name="T21_19"><text:s/></text:span><text:span text:style-name="T21_20">wniosek</text:span><text:span text:style-name="T21_21">?<text:s/></text:span><text:span text:style-name="T21_22">Jedynie</text:span><text:span text:style-name="T21_23"><text:s/></text:span><text:span text:style-name="T21_24">kucyki</text:span><text:span text:style-name="T21_25"><text:s/></text:span><text:span text:style-name="T21_26">o</text:span><text:span text:style-name="T21_27"><text:s/></text:span><text:span text:style-name="T21_28">niezwykle</text:span><text:span text:style-name="T21_29"><text:s/></text:span><text:span text:style-name="T21_30">potężnej</text:span><text:span text:style-name="T21_31"><text:s/></text:span><text:span text:style-name="T21_32">mocy</text:span><text:span text:style-name="T21_33"><text:s/></text:span><text:span text:style-name="T21_34">posiadają</text:span><text:span text:style-name="T21_35"><text:s/></text:span><text:span text:style-name="T21_36">tego</text:span><text:span text:style-name="T21_37"><text:s/></text:span><text:span text:style-name="T21_38">typu</text:span><text:span text:style-name="T21_39"><text:s/></text:span><text:span text:style-name="T21_40">ogony</text:span><text:span text:style-name="T21_41"><text:s/></text:span><text:span text:style-name="T21_42">i</text:span><text:span text:style-name="T21_43"><text:s/></text:span><text:span text:style-name="T21_44">grzywy</text:span><text:span text:style-name="T21_45">,<text:s/></text:span><text:span text:style-name="T21_46">a</text:span><text:span text:style-name="T21_47"><text:s/></text:span><text:span text:style-name="T21_48">mianowicie</text:span><text:span text:style-name="T21_49"><text:s/></text:span><text:span text:style-name="T21_50">Celestia</text:span><text:span text:style-name="T21_51"><text:s/></text:span><text:span text:style-name="T21_52">i</text:span><text:span text:style-name="T21_53"><text:s/></text:span><text:span text:style-name="T21_54">Luna</text:span><text:span text:style-name="T21_55">,<text:s/></text:span><text:span text:style-name="T21_56">które</text:span><text:span text:style-name="T21_57"><text:s/></text:span><text:span text:style-name="T21_58">przypominają</text:span><text:span text:style-name="T21_59"><text:s/></text:span><text:span text:style-name="T21_60">wręcz</text:span><text:span text:style-name="T21_61"><text:s/></text:span><text:span text:style-name="T21_62">boginie</text:span><text:span text:style-name="T21_63">,<text:s/></text:span><text:span text:style-name="T21_64">oraz</text:span><text:span text:style-name="T21_65"><text:s/></text:span><text:span text:style-name="T21_66">wspomniana</text:span><text:span text:style-name="T21_67"><text:s/></text:span><text:span text:style-name="T21_68">wcześniej</text:span><text:span text:style-name="T21_69"><text:s/></text:span><text:span text:style-name="T21_70">Nightmare</text:span><text:span text:style-name="T21_71"><text:s/></text:span><text:span text:style-name="T21_72">Moon</text:span><text:span text:style-name="T21_73">,<text:s/></text:span><text:span text:style-name="T21_74">będąca</text:span><text:span text:style-name="T21_75"><text:s/></text:span><text:span text:style-name="T21_76">jedynie</text:span><text:span text:style-name="T21_77"><text:s/></text:span><text:span text:style-name="T21_78">uformowaną</text:span><text:span text:style-name="T21_79"><text:s/></text:span><text:span text:style-name="T21_80">z</text:span><text:span text:style-name="T21_81"><text:s/></text:span><text:span text:style-name="T21_82">magii</text:span><text:span text:style-name="T21_83"><text:s/></text:span><text:span text:style-name="T21_84">powłoką</text:span><text:span text:style-name="T21_85"><text:s/></text:span><text:span text:style-name="T21_86">więżącą</text:span><text:span text:style-name="T21_87"><text:s/></text:span><text:span text:style-name="T21_88">Lunę</text:span><text:span text:style-name="T21_89">.<text:s/></text:span><text:span text:style-name="T21_90">Sombra</text:span><text:span text:style-name="T21_91"><text:s/></text:span><text:span text:style-name="T21_92">zwyczajnie</text:span><text:span text:style-name="T21_93"><text:s/></text:span><text:span text:style-name="T21_94">nie</text:span><text:span text:style-name="T21_95"><text:s/></text:span><text:span text:style-name="T21_96">mógł</text:span><text:span text:style-name="T21_97"><text:s/></text:span><text:span text:style-name="T21_98">posiadać</text:span><text:span text:style-name="T21_99"><text:s/></text:span><text:span text:style-name="T21_100">tak</text:span><text:span text:style-name="T21_101"><text:s/></text:span><text:span text:style-name="T21_102">falującego</text:span><text:span text:style-name="T21_103"><text:s/></text:span><text:span text:style-name="T21_104">owłosienia</text:span><text:span text:style-name="T21_105">,<text:s/></text:span><text:span text:style-name="T21_106">bo</text:span><text:span text:style-name="T21_107"><text:s/></text:span><text:span text:style-name="T21_108">nawet</text:span><text:span text:style-name="T21_109"><text:s/></text:span><text:span text:style-name="T21_110">Twillight</text:span><text:span text:style-name="T21_111"><text:s/></text:span><text:span text:style-name="T21_112">czy</text:span><text:span text:style-name="T21_113"><text:s/></text:span><text:span text:style-name="T21_114">Starswirl</text:span><text:span text:style-name="T21_115"><text:s/></text:span><text:span text:style-name="T21_116">Brodaty</text:span><text:span text:style-name="T21_117"><text:s/></text:span><text:span text:style-name="T21_118">nie</text:span><text:span text:style-name="T21_119"><text:s/></text:span><text:span text:style-name="T21_120">posiedli</text:span><text:span text:style-name="T21_121"><text:s/></text:span><text:span text:style-name="T21_122">wystarczającej</text:span><text:span text:style-name="T21_123"><text:s/></text:span><text:span text:style-name="T21_124">mocy</text:span><text:span text:style-name="T21_125">,<text:s/></text:span><text:span text:style-name="T21_126">by</text:span><text:span text:style-name="T21_127"><text:s/></text:span><text:span text:style-name="T21_128">wpływała</text:span><text:span text:style-name="T21_129"><text:s/></text:span><text:span text:style-name="T21_130">na</text:span><text:span text:style-name="T21_131"><text:s/></text:span><text:span text:style-name="T21_132">ich</text:span><text:span text:style-name="T21_133"><text:s/></text:span><text:span text:style-name="T21_134">wygląd</text:span><text:span text:style-name="T21_135">.<text:s/></text:span><text:span text:style-name="T21_136">Skąd</text:span><text:span text:style-name="T21_137"><text:s/></text:span><text:span text:style-name="T21_138">więc</text:span><text:span text:style-name="T21_139"><text:s/></text:span><text:span text:style-name="T21_140">miałby</text:span><text:span text:style-name="T21_141"><text:s/></text:span><text:span text:style-name="T21_142">ją</text:span><text:span text:style-name="T21_143"><text:s/></text:span><text:span text:style-name="T21_144">mieć</text:span><text:span text:style-name="T21_145"><text:s/></text:span><text:span text:style-name="T21_146">zwykły</text:span><text:span text:style-name="T21_147"><text:s/></text:span><text:span text:style-name="T21_148">jednorożec</text:span><text:span text:style-name="T21_149">?<text:s/></text:span><text:span text:style-name="T21_150">No</text:span><text:span text:style-name="T21_151"><text:s/></text:span><text:span text:style-name="T21_152">właśnie</text:span><text:span text:style-name="T21_153">.<text:s/></text:span><text:span text:style-name="T21_154">Słowo</text:span><text:span text:style-name="T21_155"><text:s/></text:span><text:span text:style-name="T21_156">klucz</text:span><text:span text:style-name="T21_157">:<text:s/></text:span><text:span text:style-name="T21_158">zwykły</text:span><text:span text:style-name="T21_159">.<text:s/></text:span></text:p>
      <text:p text:style-name="P22"/>
      <text:p text:style-name="P23"><text:span text:style-name="T23_1">Sombra</text:span><text:span text:style-name="T23_2">,<text:s/></text:span><text:span text:style-name="T23_3">którego</text:span><text:span text:style-name="T23_4"><text:s/></text:span><text:span text:style-name="T23_5">widzimy</text:span><text:span text:style-name="T23_6">,<text:s/></text:span><text:span text:style-name="T23_7">ma</text:span><text:span text:style-name="T23_8"><text:s/></text:span><text:span text:style-name="T23_9">zarówno</text:span><text:span text:style-name="T23_10"><text:s/></text:span><text:span text:style-name="T23_11">kły</text:span><text:span text:style-name="T23_12">,<text:s/></text:span><text:span text:style-name="T23_13">jak</text:span><text:span text:style-name="T23_14"><text:s/></text:span><text:span text:style-name="T23_15">i</text:span><text:span text:style-name="T23_16"><text:s/></text:span><text:span text:style-name="T23_17">falujący</text:span><text:span text:style-name="T23_18"><text:s/></text:span><text:span text:style-name="T23_19">ogon</text:span><text:span text:style-name="T23_20"><text:s/></text:span><text:span text:style-name="T23_21">i</text:span><text:span text:style-name="T23_22"><text:s/></text:span><text:span text:style-name="T23_23">grzywę</text:span><text:span text:style-name="T23_24">.<text:s/></text:span><text:span text:style-name="T23_25">Nie</text:span><text:span text:style-name="T23_26"><text:s/></text:span><text:span text:style-name="T23_27">jest</text:span><text:span text:style-name="T23_28"><text:s/></text:span><text:span text:style-name="T23_29">to</text:span><text:span text:style-name="T23_30"><text:s/></text:span><text:span text:style-name="T23_31">wynikiem</text:span><text:span text:style-name="T23_32"><text:s/></text:span><text:span text:style-name="T23_33">jego</text:span><text:span text:style-name="T23_34"><text:s/></text:span><text:span text:style-name="T23_35">własnych</text:span><text:span text:style-name="T23_36"><text:s/></text:span><text:span text:style-name="T23_37">umiejętności</text:span><text:span text:style-name="T23_38">.<text:s/></text:span><text:span text:style-name="T23_39">Zauważcie</text:span><text:span text:style-name="T23_40">,<text:s/></text:span><text:span text:style-name="T23_41">że</text:span><text:span text:style-name="T23_42"><text:s/></text:span><text:span text:style-name="T23_43">każde</text:span><text:span text:style-name="T23_44"><text:s/></text:span><text:span text:style-name="T23_45">użyte</text:span><text:span text:style-name="T23_46"><text:s/></text:span><text:span text:style-name="T23_47">przez</text:span><text:span text:style-name="T23_48"><text:s/></text:span><text:span text:style-name="T23_49">niego</text:span><text:span text:style-name="T23_50"><text:s/></text:span><text:span text:style-name="T23_51">zaklęcie</text:span><text:span text:style-name="T23_52"><text:s/></text:span><text:span text:style-name="T23_53">jest</text:span><text:span text:style-name="T23_54"><text:s/></text:span><text:span text:style-name="T23_55">czarno</text:span><text:span text:style-name="T23_56">-</text:span><text:span text:style-name="T23_57">magiczne</text:span><text:span text:style-name="T23_58">.<text:s/></text:span><text:span text:style-name="T23_59">Nawet</text:span><text:span text:style-name="T23_60"><text:s/></text:span><text:span text:style-name="T23_61">oczy</text:span><text:span text:style-name="T23_62"><text:s/></text:span><text:span text:style-name="T23_63">nieustannie</text:span><text:span text:style-name="T23_64"><text:s/></text:span><text:span text:style-name="T23_65">ma</text:span><text:span text:style-name="T23_66"><text:s/></text:span><text:span text:style-name="T23_67">zmienione</text:span><text:span text:style-name="T23_68">.<text:s/></text:span><text:span text:style-name="T23_69">Na</text:span><text:span text:style-name="T23_70"><text:s/></text:span><text:span text:style-name="T23_71">przykładzie</text:span><text:span text:style-name="T23_72"><text:s/></text:span><text:span text:style-name="T23_73">Celestii</text:span><text:span text:style-name="T23_74"><text:s/></text:span><text:span text:style-name="T23_75">i</text:span><text:span text:style-name="T23_76"><text:s/></text:span><text:span text:style-name="T23_77">zaczarowanej</text:span><text:span text:style-name="T23_78"><text:s/></text:span><text:span text:style-name="T23_79">Twillight</text:span><text:span text:style-name="T23_80"><text:s/>–<text:s/></text:span><text:span text:style-name="T23_81">kiedy</text:span><text:span text:style-name="T23_82"><text:s/></text:span><text:span text:style-name="T23_83">zeszła</text:span><text:span text:style-name="T23_84"><text:s/></text:span><text:span text:style-name="T23_85">do</text:span><text:span text:style-name="T23_86"><text:s/></text:span><text:span text:style-name="T23_87">podziemi</text:span><text:span text:style-name="T23_88"><text:s/></text:span><text:span text:style-name="T23_89">dawnego</text:span><text:span text:style-name="T23_90"><text:s/></text:span><text:span text:style-name="T23_91">pałacu</text:span><text:span text:style-name="T23_92"><text:s/></text:span><text:span text:style-name="T23_93">Sombry</text:span><text:span text:style-name="T23_94"><text:s/></text:span><text:span text:style-name="T23_95">i</text:span><text:span text:style-name="T23_96"><text:s/></text:span><text:span text:style-name="T23_97">spojrzała</text:span><text:span text:style-name="T23_98"><text:s/></text:span><text:span text:style-name="T23_99">w</text:span><text:span text:style-name="T23_100"><text:s/></text:span><text:span text:style-name="T23_101">zaklęte</text:span><text:span text:style-name="T23_102"><text:s/></text:span><text:span text:style-name="T23_103">przez</text:span><text:span text:style-name="T23_104"><text:s/></text:span><text:span text:style-name="T23_105">niego</text:span><text:span text:style-name="T23_106"><text:s/></text:span><text:span text:style-name="T23_107">drzwi</text:span><text:span text:style-name="T23_108"><text:s/>–<text:s/></text:span><text:span text:style-name="T23_109">wiemy</text:span><text:span text:style-name="T23_110">,<text:s/></text:span><text:span text:style-name="T23_111">że</text:span><text:span text:style-name="T23_112"><text:s/></text:span><text:span text:style-name="T23_113">oczy</text:span><text:span text:style-name="T23_114"><text:s/></text:span><text:span text:style-name="T23_115">kuców</text:span><text:span text:style-name="T23_116"><text:s/></text:span><text:span text:style-name="T23_117">przybierają</text:span><text:span text:style-name="T23_118"><text:s/></text:span><text:span text:style-name="T23_119">takie</text:span><text:span text:style-name="T23_120"><text:s/></text:span><text:span text:style-name="T23_121">barwy</text:span><text:span text:style-name="T23_122"><text:s/></text:span><text:span text:style-name="T23_123">tylko</text:span><text:span text:style-name="T23_124"><text:s/></text:span><text:span text:style-name="T23_125">podczas</text:span><text:span text:style-name="T23_126"><text:s/></text:span><text:span text:style-name="T23_127">używania</text:span><text:span text:style-name="T23_128"><text:s/></text:span><text:span text:style-name="T23_129">czarnej</text:span><text:span text:style-name="T23_130"><text:s/></text:span><text:span text:style-name="T23_131">magii</text:span><text:span text:style-name="T23_132"><text:s/></text:span><text:span text:style-name="T23_133">bądź</text:span><text:span text:style-name="T23_134"><text:s/></text:span><text:span text:style-name="T23_135">bycia</text:span><text:span text:style-name="T23_136"><text:s/></text:span><text:span text:style-name="T23_137">pod</text:span><text:span text:style-name="T23_138"><text:s/></text:span><text:span text:style-name="T23_139">jej</text:span><text:span text:style-name="T23_140"><text:s/></text:span><text:span text:style-name="T23_141">wpływem</text:span><text:span text:style-name="T23_142">.<text:s/></text:span><text:span text:style-name="T23_143">Sombra</text:span><text:span text:style-name="T23_144"><text:s/></text:span><text:span text:style-name="T23_145">nie</text:span><text:span text:style-name="T23_146"><text:s/></text:span><text:span text:style-name="T23_147">używa</text:span><text:span text:style-name="T23_148"><text:s/></text:span><text:span text:style-name="T23_149">swej</text:span><text:span text:style-name="T23_150"><text:s/></text:span><text:span text:style-name="T23_151">magii</text:span><text:span text:style-name="T23_152"><text:s/></text:span><text:span text:style-name="T23_153">non</text:span><text:span text:style-name="T23_154"><text:s/></text:span><text:span text:style-name="T23_155">stop</text:span><text:span text:style-name="T23_156">,</text:span><text:span text:style-name="T23_157"><office:annotation><dc:creator/><text:p text:style-name="P24"><text:span text:style-name="T24_1">Opcjonalnie</text:span><text:span text:style-name="T24_2"><text:s/></text:span><text:span text:style-name="T24_3">używa</text:span><text:span text:style-name="T24_4"><text:s/></text:span><text:span text:style-name="T24_5">jej</text:span><text:span text:style-name="T24_6"><text:s/></text:span><text:span text:style-name="T24_7">cały</text:span><text:span text:style-name="T24_8"><text:s/></text:span><text:span text:style-name="T24_9">czas</text:span><text:span text:style-name="T24_10">,<text:s/></text:span><text:span text:style-name="T24_11">by</text:span><text:span text:style-name="T24_12"><text:s/></text:span><text:span text:style-name="T24_13">podtrzymać</text:span><text:span text:style-name="T24_14"><text:s/></text:span><text:span text:style-name="T24_15">jakieś</text:span><text:span text:style-name="T24_16"><text:s/></text:span><text:span text:style-name="T24_17">czarnomagiczne</text:span><text:span text:style-name="T24_18">-</text:span><text:span text:style-name="T24_19">tajemnicze</text:span><text:span text:style-name="T24_20">-</text:span><text:span text:style-name="T24_21">nieokreślone</text:span><text:span text:style-name="T24_22">-</text:span><text:span text:style-name="T24_23">coś</text:span><text:span text:style-name="T24_24"><text:s/></text:span><text:span text:style-name="T24_25">typu</text:span><text:span text:style-name="T24_26"><text:s/></text:span><text:span text:style-name="T24_27">aura</text:span><text:span text:style-name="T24_28"><text:s/></text:span><text:span text:style-name="T24_29">albo</text:span><text:span text:style-name="T24_30"><text:s/></text:span><text:span text:style-name="T24_31">podobne</text:span><text:span text:style-name="T24_32">.</text:span></text:p></office:annotation></text:span><text:span text:style-name="T24_33"><text:s/></text:span><text:span text:style-name="T24_34">a</text:span><text:span text:style-name="T24_35"><text:s/></text:span><text:span text:style-name="T24_36">więc</text:span><text:span text:style-name="T24_37"><text:s/></text:span><text:span text:style-name="T24_38">w</text:span><text:span text:style-name="T24_39"><text:s/></text:span><text:span text:style-name="T24_40">jego</text:span><text:span text:style-name="T24_41"><text:s/></text:span><text:span text:style-name="T24_42">wypadku</text:span><text:span text:style-name="T24_43"><text:s/></text:span><text:span text:style-name="T24_44">chodzi</text:span><text:span text:style-name="T24_45"><text:s/></text:span><text:span text:style-name="T24_46">o</text:span><text:span text:style-name="T24_47"><text:s/></text:span><text:span text:style-name="T24_48">to</text:span><text:span text:style-name="T24_49"><text:s/></text:span><text:span text:style-name="T24_50">drugie</text:span><text:span text:style-name="T24_51">.<text:s/></text:span><text:span text:style-name="T24_52">Prawdopodobnie</text:span><text:span text:style-name="T24_53"><text:s/></text:span><text:span text:style-name="T24_54">to</text:span><text:span text:style-name="T24_55"><text:s/></text:span><text:span text:style-name="T24_56">właśnie</text:span><text:span text:style-name="T24_57"><text:s/></text:span><text:span text:style-name="T24_58">ta</text:span><text:span text:style-name="T24_59"><text:s/></text:span><text:span text:style-name="T24_60">magia</text:span><text:span text:style-name="T24_61"><text:s/></text:span><text:span text:style-name="T24_62">go</text:span><text:span text:style-name="T24_63"><text:s/></text:span><text:span text:style-name="T24_64">zmieniła</text:span><text:span text:style-name="T24_65">.<text:s/></text:span><text:span text:style-name="T24_66">Zniewoliła</text:span><text:span text:style-name="T24_67"><text:s/></text:span><text:span text:style-name="T24_68">go</text:span><text:span text:style-name="T24_69"><text:s/></text:span><text:span text:style-name="T24_70">i</text:span><text:span text:style-name="T24_71"><text:s/></text:span><text:span text:style-name="T24_72">sprawiła</text:span><text:span text:style-name="T24_73">,<text:s/></text:span><text:span text:style-name="T24_74">że</text:span><text:span text:style-name="T24_75"><text:s/></text:span><text:span text:style-name="T24_76">bez</text:span><text:span text:style-name="T24_77"><text:s/></text:span><text:span text:style-name="T24_78">konkretnego</text:span><text:span text:style-name="T24_79"><text:s/></text:span><text:span text:style-name="T24_80">powodu</text:span><text:span text:style-name="T24_81"><text:s/></text:span><text:span text:style-name="T24_82">zawładnął</text:span><text:span text:style-name="T24_83"><text:s/></text:span><text:span text:style-name="T24_84">kucykami</text:span><text:span text:style-name="T24_85">,<text:s/></text:span><text:span text:style-name="T24_86">bo</text:span><text:span text:style-name="T24_87"><text:s/></text:span><text:span text:style-name="T24_88">nie</text:span><text:span text:style-name="T24_89"><text:s/></text:span><text:span text:style-name="T24_90">było</text:span><text:span text:style-name="T24_91"><text:s/></text:span><text:span text:style-name="T24_92">mówione</text:span><text:span text:style-name="T24_93">,<text:s/></text:span><text:span text:style-name="T24_94">by</text:span><text:span text:style-name="T24_95"><text:s/></text:span><text:span text:style-name="T24_96">do</text:span><text:span text:style-name="T24_97"><text:s/></text:span><text:span text:style-name="T24_98">czegokolwiek</text:span><text:span text:style-name="T24_99"><text:s/></text:span><text:span text:style-name="T24_100">ich</text:span><text:span text:style-name="T24_101"><text:s/></text:span><text:span text:style-name="T24_102">używał</text:span><text:span text:style-name="T24_103">.<text:s/></text:span><text:span text:style-name="T24_104">Niektórzy</text:span><text:span text:style-name="T24_105"><text:s/></text:span><text:span text:style-name="T24_106">twierdzą</text:span><text:span text:style-name="T24_107">,<text:s/></text:span><text:span text:style-name="T24_108">że</text:span><text:span text:style-name="T24_109"><text:s/></text:span><text:span text:style-name="T24_110">do</text:span><text:span text:style-name="T24_111"><text:s/></text:span><text:span text:style-name="T24_112">pracy</text:span><text:span text:style-name="T24_113"><text:s/></text:span><text:span text:style-name="T24_114">w</text:span><text:span text:style-name="T24_115"><text:s/></text:span><text:span text:style-name="T24_116">kopalni</text:span><text:span text:style-name="T24_117"><text:s/></text:span><text:span text:style-name="T24_118">kryształów</text:span><text:span text:style-name="T24_119">.<text:s/></text:span><text:span text:style-name="T24_120">Jeśli</text:span><text:span text:style-name="T24_121"><text:s/></text:span><text:span text:style-name="T24_122">to</text:span><text:span text:style-name="T24_123"><text:s/></text:span><text:span text:style-name="T24_124">prawda</text:span><text:span text:style-name="T24_125">,<text:s/></text:span><text:span text:style-name="T24_126">to</text:span><text:span text:style-name="T24_127"><text:s/></text:span><text:span text:style-name="T24_128">mamy</text:span><text:span text:style-name="T24_129"><text:s/></text:span><text:span text:style-name="T24_130">tylko</text:span><text:span text:style-name="T24_131"><text:s/></text:span><text:span text:style-name="T24_132">kolejny</text:span><text:span text:style-name="T24_133"><text:s/></text:span><text:span text:style-name="T24_134">dowód</text:span><text:span text:style-name="T24_135"><text:s/></text:span><text:span text:style-name="T24_136">na</text:span><text:span text:style-name="T24_137"><text:s/></text:span><text:span text:style-name="T24_138">to</text:span><text:span text:style-name="T24_139">,<text:s/></text:span><text:span text:style-name="T24_140">że</text:span><text:span text:style-name="T24_141"><text:s/></text:span><text:span text:style-name="T24_142">Sombra</text:span><text:span text:style-name="T24_143"><text:s/></text:span><text:span text:style-name="T24_144">po</text:span><text:span text:style-name="T24_145"><text:s/></text:span><text:span text:style-name="T24_146">prostu</text:span><text:span text:style-name="T24_147"><text:s/></text:span><text:span text:style-name="T24_148">się</text:span><text:span text:style-name="T24_149"><text:s/></text:span><text:span text:style-name="T24_150">znęca</text:span><text:span text:style-name="T24_151">,<text:s/></text:span><text:span text:style-name="T24_152">bo</text:span><text:span text:style-name="T24_153"><text:s/></text:span><text:span text:style-name="T24_154">kryształy</text:span><text:span text:style-name="T24_155"><text:s/></text:span><text:span text:style-name="T24_156">potrafi</text:span><text:span text:style-name="T24_157"><text:s/></text:span><text:span text:style-name="T24_158">sam</text:span><text:span text:style-name="T24_159"><text:s/></text:span><text:span text:style-name="T24_160">wyczarować</text:span><text:span text:style-name="T24_161">.<text:s/></text:span></text:p>
      <text:p text:style-name="P25"/>
      <text:p text:style-name="P26"><text:span text:style-name="T26_1">Wszystkie</text:span><text:span text:style-name="T26_2"><text:s/></text:span><text:span text:style-name="T26_3">czarne</text:span><text:span text:style-name="T26_4"><text:s/></text:span><text:span text:style-name="T26_5">charaktery</text:span><text:span text:style-name="T26_6"><text:s/></text:span><text:span text:style-name="T26_7">miały</text:span><text:span text:style-name="T26_8"><text:s/></text:span><text:span text:style-name="T26_9">swój</text:span><text:span text:style-name="T26_10"><text:s/></text:span><text:span text:style-name="T26_11">cel</text:span><text:span text:style-name="T26_12">.<text:s/></text:span><text:span text:style-name="T26_13">Nightmare</text:span><text:span text:style-name="T26_14"><text:s/></text:span><text:span text:style-name="T26_15">Moon</text:span><text:span text:style-name="T26_16">,<text:s/></text:span><text:span text:style-name="T26_17">czyli</text:span><text:span text:style-name="T26_18"><text:s/></text:span><text:span text:style-name="T26_19">przemieniona</text:span><text:span text:style-name="T26_20"><text:s/></text:span><text:span text:style-name="T26_21">Luna</text:span><text:span text:style-name="T26_22">,<text:s/></text:span><text:span text:style-name="T26_23">chciała</text:span><text:span text:style-name="T26_24"><text:s/></text:span><text:span text:style-name="T26_25">wiecznej</text:span><text:span text:style-name="T26_26"><text:s/></text:span><text:span text:style-name="T26_27">nocy</text:span><text:span text:style-name="T26_28">.<text:s/></text:span><text:span text:style-name="T26_29">Mimo</text:span><text:span text:style-name="T26_30"><text:s/></text:span><text:span text:style-name="T26_31">iż</text:span><text:span text:style-name="T26_32"><text:s/></text:span><text:span text:style-name="T26_33">działała</text:span><text:span text:style-name="T26_34"><text:s/></text:span><text:span text:style-name="T26_35">na</text:span><text:span text:style-name="T26_36"><text:s/></text:span><text:span text:style-name="T26_37">nią</text:span><text:span text:style-name="T26_38"><text:s/></text:span><text:span text:style-name="T26_39">magia</text:span><text:span text:style-name="T26_40">,<text:s/></text:span><text:span text:style-name="T26_41">potrafiła</text:span><text:span text:style-name="T26_42"><text:s/></text:span><text:span text:style-name="T26_43">samodzielnie</text:span><text:span text:style-name="T26_44"><text:s/></text:span><text:span text:style-name="T26_45">myśleć</text:span><text:span text:style-name="T26_46">,<text:s/></text:span><text:span text:style-name="T26_47">bo</text:span><text:span text:style-name="T26_48"><text:s/></text:span><text:span text:style-name="T26_49">była</text:span><text:span text:style-name="T26_50"><text:s/></text:span><text:span text:style-name="T26_51">to</text:span><text:span text:style-name="T26_52"><text:s/></text:span><text:span text:style-name="T26_53">jej</text:span><text:span text:style-name="T26_54"><text:s/></text:span><text:span text:style-name="T26_55">własna</text:span><text:span text:style-name="T26_56"><text:s/></text:span><text:span text:style-name="T26_57">moc</text:span><text:span text:style-name="T26_58"><text:s/></text:span><text:span text:style-name="T26_59">wypływająca</text:span><text:span text:style-name="T26_60"><text:s/></text:span><text:span text:style-name="T26_61">ze</text:span><text:span text:style-name="T26_62"><text:s/></text:span><text:span text:style-name="T26_63">zranionego</text:span><text:span text:style-name="T26_64"><text:s/></text:span><text:span text:style-name="T26_65">serca</text:span><text:span text:style-name="T26_66">.<text:s/></text:span><text:span text:style-name="T26_67">Chrysalis</text:span><text:span text:style-name="T26_68"><text:s/></text:span><text:span text:style-name="T26_69">chciała</text:span><text:span text:style-name="T26_70"><text:s/></text:span><text:span text:style-name="T26_71">wykarmić</text:span><text:span text:style-name="T26_72"><text:s/></text:span><text:span text:style-name="T26_73">swój</text:span><text:span text:style-name="T26_74"><text:s/></text:span><text:span text:style-name="T26_75">lud</text:span><text:span text:style-name="T26_76">.<text:s/></text:span><text:span text:style-name="T26_77">Discord</text:span><text:span text:style-name="T26_78"><text:s/></text:span><text:span text:style-name="T26_79">po</text:span><text:span text:style-name="T26_80"><text:s/></text:span><text:span text:style-name="T26_81">prostu</text:span><text:span text:style-name="T26_82"><text:s/></text:span><text:span text:style-name="T26_83">uwielbia</text:span><text:span text:style-name="T26_84"><text:s/></text:span><text:span text:style-name="T26_85">siać</text:span><text:span text:style-name="T26_86"><text:s/></text:span><text:span text:style-name="T26_87">Chaos</text:span><text:span text:style-name="T26_88">,<text:s/></text:span><text:span text:style-name="T26_89">to</text:span><text:span text:style-name="T26_90"><text:s/></text:span><text:span text:style-name="T26_91">jego</text:span><text:span text:style-name="T26_92"><text:s/></text:span><text:span text:style-name="T26_93">żywioł</text:span><text:span text:style-name="T26_94">.<text:s/></text:span><text:span text:style-name="T26_95">Tirek</text:span><text:span text:style-name="T26_96"><text:s/></text:span><text:span text:style-name="T26_97">pragnął</text:span><text:span text:style-name="T26_98"><text:s/></text:span><text:span text:style-name="T26_99">mocy</text:span><text:span text:style-name="T26_100"><text:s/></text:span><text:span text:style-name="T26_101">i</text:span><text:span text:style-name="T26_102"><text:s/></text:span><text:span text:style-name="T26_103">nienawidził</text:span><text:span text:style-name="T26_104"><text:s/></text:span><text:span text:style-name="T26_105">kucyków</text:span><text:span text:style-name="T26_106">.</text:span></text:p>
      <text:p text:style-name="P27"><text:span text:style-name="T27_1">Być</text:span><text:span text:style-name="T27_2"><text:s/></text:span><text:span text:style-name="T27_3">może</text:span><text:span text:style-name="T27_4"><text:s/></text:span><text:span text:style-name="T27_5">Sombra</text:span><text:span text:style-name="T27_6"><text:s/></text:span><text:span text:style-name="T27_7">miał</text:span><text:span text:style-name="T27_8"><text:s/></text:span><text:span text:style-name="T27_9">wcześniej</text:span><text:span text:style-name="T27_10"><text:s/></text:span><text:span text:style-name="T27_11">zapędy</text:span><text:span text:style-name="T27_12"><text:s/></text:span><text:span text:style-name="T27_13">dyktatorskie</text:span><text:span text:style-name="T27_14">,<text:s/></text:span><text:span text:style-name="T27_15">ale</text:span><text:span text:style-name="T27_16"><text:s/></text:span><text:span text:style-name="T27_17">sami</text:span><text:span text:style-name="T27_18"><text:s/></text:span><text:span text:style-name="T27_19">widzimy</text:span><text:span text:style-name="T27_20">,<text:s/></text:span><text:span text:style-name="T27_21">jak</text:span><text:span text:style-name="T27_22"><text:s/></text:span><text:span text:style-name="T27_23">się</text:span><text:span text:style-name="T27_24"><text:s/></text:span><text:span text:style-name="T27_25">zachowuje</text:span><text:span text:style-name="T27_26">.<text:s/></text:span><text:span text:style-name="T27_27">Nie</text:span><text:span text:style-name="T27_28"><text:s/></text:span><text:span text:style-name="T27_29">wypowiedział</text:span><text:span text:style-name="T27_30"><text:s/></text:span><text:span text:style-name="T27_31">ani</text:span><text:span text:style-name="T27_32"><text:s/></text:span><text:span text:style-name="T27_33">jednego</text:span><text:span text:style-name="T27_34"><text:s/></text:span><text:span text:style-name="T27_35">sensownego</text:span><text:span text:style-name="T27_36"><text:s/></text:span><text:span text:style-name="T27_37">zdania</text:span><text:span text:style-name="T27_38">,<text:s/></text:span><text:span text:style-name="T27_39">nie</text:span><text:span text:style-name="T27_40"><text:s/></text:span><text:span text:style-name="T27_41">ukazał</text:span><text:span text:style-name="T27_42"><text:s/></text:span><text:span text:style-name="T27_43">swoich</text:span><text:span text:style-name="T27_44"><text:s/></text:span><text:span text:style-name="T27_45">planów</text:span><text:span text:style-name="T27_46">.<text:s/></text:span><text:span text:style-name="T27_47">W</text:span><text:span text:style-name="T27_48"><text:s/></text:span><text:span text:style-name="T27_49">większości</text:span><text:span text:style-name="T27_50"><text:s/></text:span><text:span text:style-name="T27_51">wypowiadał</text:span><text:span text:style-name="T27_52"><text:s/></text:span><text:span text:style-name="T27_53">tylko</text:span><text:span text:style-name="T27_54"><text:s/></text:span><text:span text:style-name="T27_55">jedno</text:span><text:span text:style-name="T27_56"><text:s/></text:span><text:span text:style-name="T27_57">bzdurne</text:span><text:span text:style-name="T27_58"><text:s/></text:span><text:span text:style-name="T27_59">słowo</text:span><text:span text:style-name="T27_60"><text:s/></text:span><text:span text:style-name="T27_61">i</text:span><text:span text:style-name="T27_62"><text:s/></text:span><text:span text:style-name="T27_63">właściwie</text:span><text:span text:style-name="T27_64"><text:s/></text:span><text:span text:style-name="T27_65">nawet</text:span><text:span text:style-name="T27_66"><text:s/></text:span><text:span text:style-name="T27_67">nie</text:span><text:span text:style-name="T27_68"><text:s/></text:span><text:span text:style-name="T27_69">myślał</text:span><text:span text:style-name="T27_70">,<text:s/></text:span><text:span text:style-name="T27_71">bo</text:span><text:span text:style-name="T27_72"><text:s/></text:span><text:span text:style-name="T27_73">na</text:span><text:span text:style-name="T27_74"><text:s/></text:span><text:span text:style-name="T27_75">hurra</text:span><text:span text:style-name="T27_76"><text:s/></text:span><text:span text:style-name="T27_77">starał</text:span><text:span text:style-name="T27_78"><text:s/></text:span><text:span text:style-name="T27_79">się</text:span><text:span text:style-name="T27_80"><text:s/></text:span><text:span text:style-name="T27_81">wedrzeć</text:span><text:span text:style-name="T27_82"><text:s/></text:span><text:span text:style-name="T27_83">do</text:span><text:span text:style-name="T27_84"><text:s/></text:span><text:span text:style-name="T27_85">królestwa</text:span><text:span text:style-name="T27_86">.<text:s/></text:span><text:span text:style-name="T27_87">Bez</text:span><text:span text:style-name="T27_88"><text:s/></text:span><text:span text:style-name="T27_89">planu</text:span><text:span text:style-name="T27_90">,<text:s/></text:span><text:span text:style-name="T27_91">bez</text:span><text:span text:style-name="T27_92"><text:s/></text:span><text:span text:style-name="T27_93">taktyki</text:span><text:span text:style-name="T27_94"><text:s/></text:span><text:span text:style-name="T27_95">i</text:span><text:span text:style-name="T27_96"><text:s/></text:span><text:span text:style-name="T27_97">przemyślenia</text:span><text:span text:style-name="T27_98">.<text:s/></text:span><text:span text:style-name="T27_99">Podobne</text:span><text:span text:style-name="T27_100"><text:s/></text:span><text:span text:style-name="T27_101">zachowanie</text:span><text:span text:style-name="T27_102"><text:s/></text:span><text:span text:style-name="T27_103">widzimy</text:span><text:span text:style-name="T27_104"><text:s/></text:span><text:span text:style-name="T27_105">u</text:span><text:span text:style-name="T27_106"><text:s/></text:span><text:span text:style-name="T27_107">owładniętej</text:span><text:span text:style-name="T27_108"><text:s/></text:span><text:span text:style-name="T27_109">mocą</text:span><text:span text:style-name="T27_110"><text:s/></text:span><text:span text:style-name="T27_111">medalionu</text:span><text:span text:style-name="T27_112"><text:s/></text:span><text:span text:style-name="T27_113">Trixie</text:span><text:span text:style-name="T27_114"><text:s/></text:span><text:span text:style-name="T27_115">w</text:span><text:span text:style-name="T27_116"><text:s/></text:span><text:span text:style-name="T27_117">odcinku</text:span><text:span text:style-name="T27_118"><text:s/></text:span><text:span text:style-name="T27_119">Pojedynek</text:span><text:span text:style-name="T27_120"><text:s/></text:span><text:span text:style-name="T27_121">na</text:span><text:span text:style-name="T27_122"><text:s/></text:span><text:span text:style-name="T27_123">Czary</text:span><text:span text:style-name="T27_124">.<text:s/></text:span><text:span text:style-name="T27_125">Co</text:span><text:span text:style-name="T27_126"><text:s/></text:span><text:span text:style-name="T27_127">prawda</text:span><text:span text:style-name="T27_128"><text:s/></text:span><text:span text:style-name="T27_129">wykazuje</text:span><text:span text:style-name="T27_130"><text:s/></text:span><text:span text:style-name="T27_131">silne</text:span><text:span text:style-name="T27_132"><text:s/></text:span><text:span text:style-name="T27_133">oznaki</text:span><text:span text:style-name="T27_134"><text:s/></text:span><text:span text:style-name="T27_135">myślenia</text:span><text:span text:style-name="T27_136">,<text:s/></text:span><text:span text:style-name="T27_137">ale</text:span><text:span text:style-name="T27_138"><text:s/></text:span><text:span text:style-name="T27_139">z</text:span><text:span text:style-name="T27_140"><text:s/></text:span><text:span text:style-name="T27_141">każdą</text:span><text:span text:style-name="T27_142"><text:s/></text:span><text:span text:style-name="T27_143">kolejną</text:span><text:span text:style-name="T27_144"><text:s/></text:span><text:span text:style-name="T27_145">sceną</text:span><text:span text:style-name="T27_146"><text:s/></text:span><text:span text:style-name="T27_147">jej</text:span><text:span text:style-name="T27_148"><text:s/></text:span><text:span text:style-name="T27_149">zachowanie</text:span><text:span text:style-name="T27_150"><text:s/></text:span><text:span text:style-name="T27_151">staje</text:span><text:span text:style-name="T27_152"><text:s/></text:span><text:span text:style-name="T27_153">się</text:span><text:span text:style-name="T27_154"><text:s/></text:span><text:span text:style-name="T27_155">coraz</text:span><text:span text:style-name="T27_156"><text:s/></text:span><text:span text:style-name="T27_157">bardziej</text:span><text:span text:style-name="T27_158"><text:s/></text:span><text:span text:style-name="T27_159">bezsensowne</text:span><text:span text:style-name="T27_160">.<text:s/></text:span><text:span text:style-name="T27_161">Myślę</text:span><text:span text:style-name="T27_162">,<text:s/></text:span><text:span text:style-name="T27_163">że</text:span><text:span text:style-name="T27_164"><text:s/></text:span><text:span text:style-name="T27_165">gdyby</text:span><text:span text:style-name="T27_166"><text:s/></text:span><text:span text:style-name="T27_167">nie</text:span><text:span text:style-name="T27_168"><text:s/></text:span><text:span text:style-name="T27_169">szybka</text:span><text:span text:style-name="T27_170"><text:s/></text:span><text:span text:style-name="T27_171">reakcja</text:span><text:span text:style-name="T27_172"><text:s/></text:span><text:span text:style-name="T27_173">Twillight</text:span><text:span text:style-name="T27_174">,<text:s/></text:span><text:span text:style-name="T27_175">skończyłaby</text:span><text:span text:style-name="T27_176"><text:s/></text:span><text:span text:style-name="T27_177">podobnie</text:span><text:span text:style-name="T27_178">,<text:s/></text:span><text:span text:style-name="T27_179">a</text:span><text:span text:style-name="T27_180"><text:s/></text:span><text:span text:style-name="T27_181">może</text:span><text:span text:style-name="T27_182"><text:s/></text:span><text:span text:style-name="T27_183">i</text:span><text:span text:style-name="T27_184"><text:s/></text:span><text:span text:style-name="T27_185">tak</text:span><text:span text:style-name="T27_186"><text:s/></text:span><text:span text:style-name="T27_187">samo</text:span><text:span text:style-name="T27_188"><text:s/></text:span><text:span text:style-name="T27_189">jak</text:span><text:span text:style-name="T27_190"><text:s/></text:span><text:span text:style-name="T27_191">Sombra</text:span><text:span text:style-name="T27_192">.<text:s/></text:span></text:p>
      <text:p text:style-name="P28"/>
      <text:p text:style-name="P29"><text:span text:style-name="T29_1">Nawet</text:span><text:span text:style-name="T29_2"><text:s/></text:span><text:span text:style-name="T29_3">sposób</text:span><text:span text:style-name="T29_4">,<text:s/></text:span><text:span text:style-name="T29_5">w</text:span><text:span text:style-name="T29_6"><text:s/></text:span><text:span text:style-name="T29_7">jaki</text:span><text:span text:style-name="T29_8"><text:s/></text:span><text:span text:style-name="T29_9">zginął</text:span><text:span text:style-name="T29_10"><text:s/></text:span><text:span text:style-name="T29_11">Sombra</text:span><text:span text:style-name="T29_12"><text:s/></text:span><text:span text:style-name="T29_13">ukazuje</text:span><text:span text:style-name="T29_14"><text:s/></text:span><text:span text:style-name="T29_15">podobieństwo</text:span><text:span text:style-name="T29_16"><text:s/></text:span><text:span text:style-name="T29_17">do</text:span><text:span text:style-name="T29_18"><text:s/></text:span><text:span text:style-name="T29_19">pokonania</text:span><text:span text:style-name="T29_20"><text:s/></text:span><text:span text:style-name="T29_21">Nightmare</text:span><text:span text:style-name="T29_22"><text:s/></text:span><text:span text:style-name="T29_23">Moon</text:span><text:span text:style-name="T29_24">.<text:s/></text:span><text:span text:style-name="T29_25">Silna</text:span><text:span text:style-name="T29_26"><text:s/></text:span><text:span text:style-name="T29_27">magia</text:span><text:span text:style-name="T29_28"><text:s/></text:span><text:span text:style-name="T29_29">niszczy</text:span><text:span text:style-name="T29_30"><text:s/></text:span><text:span text:style-name="T29_31">powłokę</text:span><text:span text:style-name="T29_32"><text:s/></text:span><text:span text:style-name="T29_33">i</text:span><text:span text:style-name="T29_34"><text:s/></text:span><text:span text:style-name="T29_35">uwalnia</text:span><text:span text:style-name="T29_36"><text:s/></text:span><text:span text:style-name="T29_37">prawdziwe</text:span><text:span text:style-name="T29_38"><text:s/></text:span><text:span text:style-name="T29_39">oblicze</text:span><text:span text:style-name="T29_40"><text:s/></text:span><text:span text:style-name="T29_41">kucyka</text:span><text:span text:style-name="T29_42">.<text:s/></text:span><text:span text:style-name="T29_43">Uważam</text:span><text:span text:style-name="T29_44">,<text:s/></text:span><text:span text:style-name="T29_45">że</text:span><text:span text:style-name="T29_46"><text:s/></text:span><text:span text:style-name="T29_47">tak</text:span><text:span text:style-name="T29_48"><text:s/></text:span><text:span text:style-name="T29_49">było</text:span><text:span text:style-name="T29_50"><text:s/></text:span><text:span text:style-name="T29_51">i</text:span><text:span text:style-name="T29_52"><text:s/></text:span><text:span text:style-name="T29_53">tym</text:span><text:span text:style-name="T29_54"><text:s/></text:span><text:span text:style-name="T29_55">razem</text:span><text:span text:style-name="T29_56">.<text:s/></text:span><text:span text:style-name="T29_57">Stworzona</text:span><text:span text:style-name="T29_58"><text:s/></text:span><text:span text:style-name="T29_59">przez</text:span><text:span text:style-name="T29_60"><text:s/></text:span><text:span text:style-name="T29_61">czarną</text:span><text:span text:style-name="T29_62"><text:s/></text:span><text:span text:style-name="T29_63">magię</text:span><text:span text:style-name="T29_64"><text:s/></text:span><text:span text:style-name="T29_65">powłoka</text:span><text:span text:style-name="T29_66"><text:s/></text:span><text:span text:style-name="T29_67">została</text:span><text:span text:style-name="T29_68"><text:s/></text:span><text:span text:style-name="T29_69">zniszczona</text:span><text:span text:style-name="T29_70">,<text:s/></text:span><text:span text:style-name="T29_71">a</text:span><text:span text:style-name="T29_72"><text:s/></text:span><text:span text:style-name="T29_73">prawdziwy</text:span><text:span text:style-name="T29_74"><text:s/></text:span><text:span text:style-name="T29_75">Sombra</text:span><text:span text:style-name="T29_76"><text:s/></text:span><text:span text:style-name="T29_77">zapewne</text:span><text:span text:style-name="T29_78"><text:s/></text:span><text:span text:style-name="T29_79">gdzieś</text:span><text:span text:style-name="T29_80"><text:s/></text:span><text:span text:style-name="T29_81">umknął</text:span><text:span text:style-name="T29_82">.<text:s/></text:span><text:span text:style-name="T29_83"><office:annotation><dc:creator/><text:p text:style-name="P30"><text:span text:style-name="T30_1">Musiałby</text:span><text:span text:style-name="T30_2"><text:s/></text:span><text:span text:style-name="T30_3">mieć</text:span><text:span text:style-name="T30_4"><text:s/></text:span><text:span text:style-name="T30_5">niezłe</text:span><text:span text:style-name="T30_6"><text:s/></text:span><text:span text:style-name="T30_7">szczęście</text:span><text:span text:style-name="T30_8">,<text:s/></text:span><text:span text:style-name="T30_9">by</text:span><text:span text:style-name="T30_10"><text:s/></text:span><text:span text:style-name="T30_11">przeżyć</text:span><text:span text:style-name="T30_12"><text:s/></text:span><text:span text:style-name="T30_13">odrzucenie</text:span><text:span text:style-name="T30_14"><text:s/></text:span><text:span text:style-name="T30_15">na</text:span><text:span text:style-name="T30_16"><text:s/></text:span><text:span text:style-name="T30_17">dużą</text:span><text:span text:style-name="T30_18"><text:s/></text:span><text:span text:style-name="T30_19">odległość</text:span><text:span text:style-name="T30_20">,<text:s/></text:span><text:span text:style-name="T30_21">zwłaszcza</text:span><text:span text:style-name="T30_22"><text:s/></text:span><text:span text:style-name="T30_23">biorąc</text:span><text:span text:style-name="T30_24"><text:s/></text:span><text:span text:style-name="T30_25">pod</text:span><text:span text:style-name="T30_26"><text:s/></text:span><text:span text:style-name="T30_27">uwagę</text:span><text:span text:style-name="T30_28"><text:s/></text:span><text:span text:style-name="T30_29">fakt</text:span><text:span text:style-name="T30_30">,<text:s/></text:span><text:span text:style-name="T30_31">że</text:span><text:span text:style-name="T30_32"><text:s/></text:span><text:span text:style-name="T30_33">w</text:span><text:span text:style-name="T30_34"><text:s/></text:span><text:span text:style-name="T30_35">momencie</text:span><text:span text:style-name="T30_36"><text:s/></text:span><text:span text:style-name="T30_37">wybuchu</text:span><text:span text:style-name="T30_38"><text:s/></text:span><text:span text:style-name="T30_39">Sombra</text:span><text:span text:style-name="T30_40"><text:s/></text:span><text:span text:style-name="T30_41">stał</text:span><text:span text:style-name="T30_42"><text:s/></text:span><text:span text:style-name="T30_43">dość</text:span><text:span text:style-name="T30_44"><text:s/></text:span><text:span text:style-name="T30_45">wysoko</text:span><text:span text:style-name="T30_46">.</text:span></text:p></office:annotation></text:span><text:span text:style-name="T30_47"><office:annotation><dc:creator/><text:p text:style-name="P31"><text:span text:style-name="T31_1">Pamiętaj</text:span><text:span text:style-name="T31_2"><text:s/></text:span><text:span text:style-name="T31_3">że</text:span><text:span text:style-name="T31_4"><text:s/></text:span><text:span text:style-name="T31_5">mógł</text:span><text:span text:style-name="T31_6"><text:s/></text:span><text:span text:style-name="T31_7">sobie</text:span><text:span text:style-name="T31_8"><text:s/></text:span><text:span text:style-name="T31_9">pomóc</text:span><text:span text:style-name="T31_10"><text:s/></text:span><text:span text:style-name="T31_11">magią</text:span><text:span text:style-name="T31_12">,<text:s/></text:span><text:span text:style-name="T31_13">aby</text:span><text:span text:style-name="T31_14"><text:s/></text:span><text:span text:style-name="T31_15">bezpiecznie</text:span><text:span text:style-name="T31_16"><text:s/></text:span><text:span text:style-name="T31_17">wylądować</text:span></text:p></office:annotation></text:span><text:span text:style-name="T31_18">Wybuch</text:span><text:span text:style-name="T31_19"><text:s/></text:span><text:span text:style-name="T31_20">mógł</text:span><text:span text:style-name="T31_21"><text:s/></text:span><text:span text:style-name="T31_22">go</text:span><text:span text:style-name="T31_23"><text:s/></text:span><text:span text:style-name="T31_24">odrzucić</text:span><text:span text:style-name="T31_25"><text:s/></text:span><text:span text:style-name="T31_26">na</text:span><text:span text:style-name="T31_27"><text:s/></text:span><text:span text:style-name="T31_28">taką</text:span><text:span text:style-name="T31_29"><text:s/></text:span><text:span text:style-name="T31_30">odległość</text:span><text:span text:style-name="T31_31">,<text:s/></text:span><text:span text:style-name="T31_32">że</text:span><text:span text:style-name="T31_33"><text:s/></text:span><text:span text:style-name="T31_34">po</text:span><text:span text:style-name="T31_35"><text:s/></text:span><text:span text:style-name="T31_36">prostu</text:span><text:span text:style-name="T31_37"><text:s/></text:span><text:span text:style-name="T31_38">nikt</text:span><text:span text:style-name="T31_39"><text:s/></text:span><text:span text:style-name="T31_40">go</text:span><text:span text:style-name="T31_41"><text:s/></text:span><text:span text:style-name="T31_42">nie</text:span><text:span text:style-name="T31_43"><text:s/></text:span><text:span text:style-name="T31_44">zauważył</text:span><text:span text:style-name="T31_45">.<text:s/></text:span></text:p>
      <text:p text:style-name="P32"/>
      <text:p text:style-name="P33"><text:span text:style-name="T33_1">Nie</text:span><text:span text:style-name="T33_2"><text:s/></text:span><text:span text:style-name="T33_3">wiadomo</text:span><text:span text:style-name="T33_4">,<text:s/></text:span><text:span text:style-name="T33_5">jaki</text:span><text:span text:style-name="T33_6"><text:s/></text:span><text:span text:style-name="T33_7">jest</text:span><text:span text:style-name="T33_8"><text:s/></text:span><text:span text:style-name="T33_9">prawdziwy</text:span><text:span text:style-name="T33_10"><text:s/></text:span><text:span text:style-name="T33_11">charakter</text:span><text:span text:style-name="T33_12"><text:s/></text:span><text:span text:style-name="T33_13">Sombry</text:span><text:span text:style-name="T33_14">.<text:s/></text:span><text:span text:style-name="T33_15">Wątpię</text:span><text:span text:style-name="T33_16"><text:s/></text:span><text:span text:style-name="T33_17">jednak</text:span><text:span text:style-name="T33_18">,<text:s/></text:span><text:span text:style-name="T33_19">by</text:span><text:span text:style-name="T33_20"><text:s/></text:span><text:span text:style-name="T33_21">był</text:span><text:span text:style-name="T33_22"><text:s/></text:span><text:span text:style-name="T33_23">takim</text:span><text:span text:style-name="T33_24"><text:s/></text:span><text:span text:style-name="T33_25">okrutnikiem</text:span><text:span text:style-name="T33_26">,<text:s/></text:span><text:span text:style-name="T33_27">ażeby</text:span><text:span text:style-name="T33_28"><text:s/></text:span><text:span text:style-name="T33_29">dla</text:span><text:span text:style-name="T33_30"><text:s/></text:span><text:span text:style-name="T33_31">zabawy</text:span><text:span text:style-name="T33_32"><text:s/></text:span><text:span text:style-name="T33_33">dręczyć</text:span><text:span text:style-name="T33_34"><text:s/></text:span><text:span text:style-name="T33_35">kucyki</text:span><text:span text:style-name="T33_36">.<text:s/></text:span><text:span text:style-name="T33_37">Nie</text:span><text:span text:style-name="T33_38"><text:s/></text:span><text:span text:style-name="T33_39">istnieje</text:span><text:span text:style-name="T33_40"><text:s/></text:span><text:span text:style-name="T33_41">kucyk</text:span><text:span text:style-name="T33_42">,<text:s/></text:span><text:span text:style-name="T33_43">który</text:span><text:span text:style-name="T33_44"><text:s/></text:span><text:span text:style-name="T33_45">by</text:span><text:span text:style-name="T33_46"><text:s/></text:span><text:span text:style-name="T33_47">się</text:span><text:span text:style-name="T33_48"><text:s/></text:span><text:span text:style-name="T33_49">tak</text:span><text:span text:style-name="T33_50"><text:s/></text:span><text:span text:style-name="T33_51">zachowywał</text:span><text:span text:style-name="T33_52">.<text:s/></text:span><text:span text:style-name="T33_53">Każdy</text:span><text:span text:style-name="T33_54"><text:s/></text:span><text:span text:style-name="T33_55">jeden</text:span><text:span text:style-name="T33_56"><text:s/></text:span><text:span text:style-name="T33_57">okazuje</text:span><text:span text:style-name="T33_58"><text:s/></text:span><text:span text:style-name="T33_59">się</text:span><text:span text:style-name="T33_60"><text:s/></text:span><text:span text:style-name="T33_61">być</text:span><text:span text:style-name="T33_62"><text:s/></text:span><text:span text:style-name="T33_63">zagubiony</text:span><text:span text:style-name="T33_64"><text:s/>(</text:span><text:span text:style-name="T33_65">Diamond</text:span><text:span text:style-name="T33_66"><text:s/></text:span><text:span text:style-name="T33_67">Tiara</text:span><text:span text:style-name="T33_68">)<text:s/></text:span><text:span text:style-name="T33_69">bądź</text:span><text:span text:style-name="T33_70"><text:s/></text:span><text:span text:style-name="T33_71">po</text:span><text:span text:style-name="T33_72"><text:s/></text:span><text:span text:style-name="T33_73">prostu</text:span><text:span text:style-name="T33_74"><text:s/></text:span><text:span text:style-name="T33_75">wychowany</text:span><text:span text:style-name="T33_76"><text:s/></text:span><text:span text:style-name="T33_77">na</text:span><text:span text:style-name="T33_78"><text:s/></text:span><text:span text:style-name="T33_79">wredotę</text:span><text:span text:style-name="T33_80"><text:s/>(</text:span><text:span text:style-name="T33_81">Gilda</text:span><text:span text:style-name="T33_82">).<text:s/></text:span><text:span text:style-name="T33_83">Nawet</text:span><text:span text:style-name="T33_84"><text:s/></text:span><text:span text:style-name="T33_85">Starlight</text:span><text:span text:style-name="T33_86"><text:s/></text:span><text:span text:style-name="T33_87">Glimmer</text:span><text:span text:style-name="T33_88">,<text:s/></text:span><text:span text:style-name="T33_89">choć</text:span><text:span text:style-name="T33_90"><text:s/></text:span><text:span text:style-name="T33_91">niewątpliwie</text:span><text:span text:style-name="T33_92"><text:s/></text:span><text:span text:style-name="T33_93">zachowuje</text:span><text:span text:style-name="T33_94"><text:s/></text:span><text:span text:style-name="T33_95">się</text:span><text:span text:style-name="T33_96"><text:s/></text:span><text:span text:style-name="T33_97">źle</text:span><text:span text:style-name="T33_98">,<text:s/></text:span><text:span text:style-name="T33_99">w</text:span><text:span text:style-name="T33_100"><text:s/></text:span><text:span text:style-name="T33_101">zasadzie</text:span><text:span text:style-name="T33_102"><text:s/></text:span><text:span text:style-name="T33_103">nie</text:span><text:span text:style-name="T33_104"><text:s/></text:span><text:span text:style-name="T33_105">krzywdzi</text:span><text:span text:style-name="T33_106"><text:s/></text:span><text:span text:style-name="T33_107">kuców</text:span><text:span text:style-name="T33_108"><text:s/></text:span><text:span text:style-name="T33_109">tak</text:span><text:span text:style-name="T33_110"><text:s/></text:span><text:span text:style-name="T33_111">mocno</text:span><text:span text:style-name="T33_112">,<text:s/></text:span><text:span text:style-name="T33_113">ponieważ</text:span><text:span text:style-name="T33_114"><text:s/></text:span><text:span text:style-name="T33_115">sprawia</text:span><text:span text:style-name="T33_116">,<text:s/></text:span><text:span text:style-name="T33_117">że</text:span><text:span text:style-name="T33_118"><text:s/></text:span><text:span text:style-name="T33_119">wierzą</text:span><text:span text:style-name="T33_120">,<text:s/></text:span><text:span text:style-name="T33_121">że</text:span><text:span text:style-name="T33_122"><text:s/></text:span><text:span text:style-name="T33_123">są</text:span><text:span text:style-name="T33_124"><text:s/></text:span><text:span text:style-name="T33_125">szczęśliwe</text:span><text:span text:style-name="T33_126">.<text:s/></text:span></text:p>
      <text:p text:style-name="P34"/>
      <text:p text:style-name="P35"><text:span text:style-name="T35_1">Król</text:span><text:span text:style-name="T35_2"><text:s/></text:span><text:span text:style-name="T35_3">Sombra</text:span><text:span text:style-name="T35_4"><text:s/></text:span><text:span text:style-name="T35_5">padł</text:span><text:span text:style-name="T35_6"><text:s/></text:span><text:span text:style-name="T35_7">ofiarą</text:span><text:span text:style-name="T35_8"><text:s/></text:span><text:span text:style-name="T35_9">czarnej</text:span><text:span text:style-name="T35_10"><text:s/></text:span><text:span text:style-name="T35_11">magii</text:span><text:span text:style-name="T35_12">.<text:s/></text:span><text:span text:style-name="T35_13">Zmienił</text:span><text:span text:style-name="T35_14"><text:s/></text:span><text:span text:style-name="T35_15">się</text:span><text:span text:style-name="T35_16"><text:s/></text:span><text:span text:style-name="T35_17">w</text:span><text:span text:style-name="T35_18"><text:s/></text:span><text:span text:style-name="T35_19">czyste</text:span><text:span text:style-name="T35_20"><text:s/></text:span><text:span text:style-name="T35_21">zło</text:span><text:span text:style-name="T35_22">,<text:s/></text:span><text:span text:style-name="T35_23">które</text:span><text:span text:style-name="T35_24"><text:s/></text:span><text:span text:style-name="T35_25">czyni</text:span><text:span text:style-name="T35_26"><text:s/></text:span><text:span text:style-name="T35_27">źle</text:span><text:span text:style-name="T35_28"><text:s/></text:span><text:span text:style-name="T35_29">dla</text:span><text:span text:style-name="T35_30"><text:s/></text:span><text:span text:style-name="T35_31">samego</text:span><text:span text:style-name="T35_32"><text:s/></text:span><text:span text:style-name="T35_33">zła</text:span><text:span text:style-name="T35_34">.<text:s/></text:span><text:span text:style-name="T35_35">Został</text:span><text:span text:style-name="T35_36"><text:s/></text:span><text:span text:style-name="T35_37">odmieniony</text:span><text:span text:style-name="T35_38">,<text:s/></text:span><text:span text:style-name="T35_39">ale</text:span><text:span text:style-name="T35_40"><text:s/></text:span><text:span text:style-name="T35_41">gdzieś</text:span><text:span text:style-name="T35_42"><text:s/></text:span><text:span text:style-name="T35_43">się</text:span><text:span text:style-name="T35_44"><text:s/></text:span><text:span text:style-name="T35_45">zaszył</text:span><text:span text:style-name="T35_46">.<text:s/></text:span><text:span text:style-name="T35_47">Jestem</text:span><text:span text:style-name="T35_48"><text:s/></text:span><text:span text:style-name="T35_49">pewna</text:span><text:span text:style-name="T35_50">,<text:s/></text:span><text:span text:style-name="T35_51">że</text:span><text:span text:style-name="T35_52"><text:s/></text:span><text:span text:style-name="T35_53">jeszcze</text:span><text:span text:style-name="T35_54"><text:s/></text:span><text:span text:style-name="T35_55">o</text:span><text:span text:style-name="T35_56"><text:s/></text:span><text:span text:style-name="T35_57">nim</text:span><text:span text:style-name="T35_58"><text:s/></text:span><text:span text:style-name="T35_59">usłyszymy</text:span><text:span text:style-name="T35_60">,<text:s/></text:span><text:span text:style-name="T35_61">ponieważ</text:span><text:span text:style-name="T35_62"><text:s/>–<text:s/></text:span><text:span text:style-name="T35_63">i</text:span><text:span text:style-name="T35_64"><text:s/></text:span><text:span text:style-name="T35_65">to</text:span><text:span text:style-name="T35_66"><text:s/></text:span><text:span text:style-name="T35_67">ostatni</text:span><text:span text:style-name="T35_68"><text:s/></text:span><text:span text:style-name="T35_69">dowód</text:span><text:span text:style-name="T35_70">,<text:s/></text:span><text:span text:style-name="T35_71">że</text:span><text:span text:style-name="T35_72"><text:s/></text:span><text:span text:style-name="T35_73">Sombra</text:span><text:span text:style-name="T35_74"><text:s/></text:span><text:span text:style-name="T35_75">zginąć</text:span><text:span text:style-name="T35_76"><text:s/></text:span><text:span text:style-name="T35_77">nie</text:span><text:span text:style-name="T35_78"><text:s/></text:span><text:span text:style-name="T35_79">mógł</text:span><text:span text:style-name="T35_80"><text:s/>–<text:s/></text:span><text:span text:style-name="T35_81">o</text:span><text:span text:style-name="T35_82"><text:s/></text:span><text:span text:style-name="T35_83">ile</text:span><text:span text:style-name="T35_84"><text:s/></text:span><text:span text:style-name="T35_85">moja</text:span><text:span text:style-name="T35_86"><text:s/></text:span><text:span text:style-name="T35_87">teoria</text:span><text:span text:style-name="T35_88"><text:s/></text:span><text:span text:style-name="T35_89">jest</text:span><text:span text:style-name="T35_90"><text:s/></text:span><text:span text:style-name="T35_91">słuszna</text:span><text:span text:style-name="T35_92">,<text:s/></text:span><text:span text:style-name="T35_93">to</text:span><text:span text:style-name="T35_94"><text:s/></text:span><text:span text:style-name="T35_95">żadna</text:span><text:span text:style-name="T35_96"><text:s/></text:span><text:span text:style-name="T35_97">postać</text:span><text:span text:style-name="T35_98"><text:s/></text:span><text:span text:style-name="T35_99">nie</text:span><text:span text:style-name="T35_100"><text:s/></text:span><text:span text:style-name="T35_101">została</text:span><text:span text:style-name="T35_102"><text:s/></text:span><text:span text:style-name="T35_103">jak</text:span><text:span text:style-name="T35_104"><text:s/></text:span><text:span text:style-name="T35_105">dotąd</text:span><text:span text:style-name="T35_106"><text:s/></text:span><text:span text:style-name="T35_107">zabita</text:span><text:span text:style-name="T35_108">.<text:s/></text:span></text:p>
      <text:p text:style-name="P36"/>
      <text:p text:style-name="P37"/>
      <text:p text:style-name="P38"><text:span text:style-name="T38_1"><text:a xlink:type="simple" xlink:href="http://vignette3.wikia.nocookie.net/mlp/images/b/b1/Sombra_looks_down_at_Crystal_Pony_S3E02.png/revision/latest?cb=20121118142109"><text:span text:style-name="T38_2">http</text:span></text:a></text:span><text:span text:style-name="T38_3"><text:a xlink:type="simple" xlink:href="http://vignette3.wikia.nocookie.net/mlp/images/b/b1/Sombra_looks_down_at_Crystal_Pony_S3E02.png/revision/latest?cb=20121118142109"><text:span text:style-name="T38_4">://</text:span></text:a></text:span><text:span text:style-name="T38_5"><text:a xlink:type="simple" xlink:href="http://vignette3.wikia.nocookie.net/mlp/images/b/b1/Sombra_looks_down_at_Crystal_Pony_S3E02.png/revision/latest?cb=20121118142109"><text:span text:style-name="T38_6">vignette</text:span></text:a></text:span><text:span text:style-name="T38_7"><text:a xlink:type="simple" xlink:href="http://vignette3.wikia.nocookie.net/mlp/images/b/b1/Sombra_looks_down_at_Crystal_Pony_S3E02.png/revision/latest?cb=20121118142109"><text:span text:style-name="T38_8">3.</text:span></text:a></text:span><text:span text:style-name="T38_9"><text:a xlink:type="simple" xlink:href="http://vignette3.wikia.nocookie.net/mlp/images/b/b1/Sombra_looks_down_at_Crystal_Pony_S3E02.png/revision/latest?cb=20121118142109"><text:span text:style-name="T38_10">wikia</text:span></text:a></text:span><text:span text:style-name="T38_11"><text:a xlink:type="simple" xlink:href="http://vignette3.wikia.nocookie.net/mlp/images/b/b1/Sombra_looks_down_at_Crystal_Pony_S3E02.png/revision/latest?cb=20121118142109"><text:span text:style-name="T38_12">.</text:span></text:a></text:span><text:span text:style-name="T38_13"><text:a xlink:type="simple" xlink:href="http://vignette3.wikia.nocookie.net/mlp/images/b/b1/Sombra_looks_down_at_Crystal_Pony_S3E02.png/revision/latest?cb=20121118142109"><text:span text:style-name="T38_14">nocookie</text:span></text:a></text:span><text:span text:style-name="T38_15"><text:a xlink:type="simple" xlink:href="http://vignette3.wikia.nocookie.net/mlp/images/b/b1/Sombra_looks_down_at_Crystal_Pony_S3E02.png/revision/latest?cb=20121118142109"><text:span text:style-name="T38_16">.</text:span></text:a></text:span><text:span text:style-name="T38_17"><text:a xlink:type="simple" xlink:href="http://vignette3.wikia.nocookie.net/mlp/images/b/b1/Sombra_looks_down_at_Crystal_Pony_S3E02.png/revision/latest?cb=20121118142109"><text:span text:style-name="T38_18">net</text:span></text:a></text:span><text:span text:style-name="T38_19"><text:a xlink:type="simple" xlink:href="http://vignette3.wikia.nocookie.net/mlp/images/b/b1/Sombra_looks_down_at_Crystal_Pony_S3E02.png/revision/latest?cb=20121118142109"><text:span text:style-name="T38_20">/</text:span></text:a></text:span><text:span text:style-name="T38_21"><text:a xlink:type="simple" xlink:href="http://vignette3.wikia.nocookie.net/mlp/images/b/b1/Sombra_looks_down_at_Crystal_Pony_S3E02.png/revision/latest?cb=20121118142109"><text:span text:style-name="T38_22">mlp</text:span></text:a></text:span><text:span text:style-name="T38_23"><text:a xlink:type="simple" xlink:href="http://vignette3.wikia.nocookie.net/mlp/images/b/b1/Sombra_looks_down_at_Crystal_Pony_S3E02.png/revision/latest?cb=20121118142109"><text:span text:style-name="T38_24">/</text:span></text:a></text:span><text:span text:style-name="T38_25"><text:a xlink:type="simple" xlink:href="http://vignette3.wikia.nocookie.net/mlp/images/b/b1/Sombra_looks_down_at_Crystal_Pony_S3E02.png/revision/latest?cb=20121118142109"><text:span text:style-name="T38_26">images</text:span></text:a></text:span><text:span text:style-name="T38_27"><text:a xlink:type="simple" xlink:href="http://vignette3.wikia.nocookie.net/mlp/images/b/b1/Sombra_looks_down_at_Crystal_Pony_S3E02.png/revision/latest?cb=20121118142109"><text:span text:style-name="T38_28">/</text:span></text:a></text:span><text:span text:style-name="T38_29"><text:a xlink:type="simple" xlink:href="http://vignette3.wikia.nocookie.net/mlp/images/b/b1/Sombra_looks_down_at_Crystal_Pony_S3E02.png/revision/latest?cb=20121118142109"><text:span text:style-name="T38_30">b</text:span></text:a></text:span><text:span text:style-name="T38_31"><text:a xlink:type="simple" xlink:href="http://vignette3.wikia.nocookie.net/mlp/images/b/b1/Sombra_looks_down_at_Crystal_Pony_S3E02.png/revision/latest?cb=20121118142109"><text:span text:style-name="T38_32">/</text:span></text:a></text:span><text:span text:style-name="T38_33"><text:a xlink:type="simple" xlink:href="http://vignette3.wikia.nocookie.net/mlp/images/b/b1/Sombra_looks_down_at_Crystal_Pony_S3E02.png/revision/latest?cb=20121118142109"><text:span text:style-name="T38_34">b</text:span></text:a></text:span><text:span text:style-name="T38_35"><text:a xlink:type="simple" xlink:href="http://vignette3.wikia.nocookie.net/mlp/images/b/b1/Sombra_looks_down_at_Crystal_Pony_S3E02.png/revision/latest?cb=20121118142109"><text:span text:style-name="T38_36">1/</text:span></text:a></text:span><text:span text:style-name="T38_37"><text:a xlink:type="simple" xlink:href="http://vignette3.wikia.nocookie.net/mlp/images/b/b1/Sombra_looks_down_at_Crystal_Pony_S3E02.png/revision/latest?cb=20121118142109"><text:span text:style-name="T38_38">Sombra</text:span></text:a></text:span><text:span text:style-name="T38_39"><text:a xlink:type="simple" xlink:href="http://vignette3.wikia.nocookie.net/mlp/images/b/b1/Sombra_looks_down_at_Crystal_Pony_S3E02.png/revision/latest?cb=20121118142109"><text:span text:style-name="T38_40">_</text:span></text:a></text:span><text:span text:style-name="T38_41"><text:a xlink:type="simple" xlink:href="http://vignette3.wikia.nocookie.net/mlp/images/b/b1/Sombra_looks_down_at_Crystal_Pony_S3E02.png/revision/latest?cb=20121118142109"><text:span text:style-name="T38_42">looks</text:span></text:a></text:span><text:span text:style-name="T38_43"><text:a xlink:type="simple" xlink:href="http://vignette3.wikia.nocookie.net/mlp/images/b/b1/Sombra_looks_down_at_Crystal_Pony_S3E02.png/revision/latest?cb=20121118142109"><text:span text:style-name="T38_44">_</text:span></text:a></text:span><text:span text:style-name="T38_45"><text:a xlink:type="simple" xlink:href="http://vignette3.wikia.nocookie.net/mlp/images/b/b1/Sombra_looks_down_at_Crystal_Pony_S3E02.png/revision/latest?cb=20121118142109"><text:span text:style-name="T38_46">down</text:span></text:a></text:span><text:span text:style-name="T38_47"><text:a xlink:type="simple" xlink:href="http://vignette3.wikia.nocookie.net/mlp/images/b/b1/Sombra_looks_down_at_Crystal_Pony_S3E02.png/revision/latest?cb=20121118142109"><text:span text:style-name="T38_48">_</text:span></text:a></text:span><text:span text:style-name="T38_49"><text:a xlink:type="simple" xlink:href="http://vignette3.wikia.nocookie.net/mlp/images/b/b1/Sombra_looks_down_at_Crystal_Pony_S3E02.png/revision/latest?cb=20121118142109"><text:span text:style-name="T38_50">at</text:span></text:a></text:span><text:span text:style-name="T38_51"><text:a xlink:type="simple" xlink:href="http://vignette3.wikia.nocookie.net/mlp/images/b/b1/Sombra_looks_down_at_Crystal_Pony_S3E02.png/revision/latest?cb=20121118142109"><text:span text:style-name="T38_52">_</text:span></text:a></text:span><text:span text:style-name="T38_53"><text:a xlink:type="simple" xlink:href="http://vignette3.wikia.nocookie.net/mlp/images/b/b1/Sombra_looks_down_at_Crystal_Pony_S3E02.png/revision/latest?cb=20121118142109"><text:span text:style-name="T38_54">Crystal</text:span></text:a></text:span><text:span text:style-name="T38_55"><text:a xlink:type="simple" xlink:href="http://vignette3.wikia.nocookie.net/mlp/images/b/b1/Sombra_looks_down_at_Crystal_Pony_S3E02.png/revision/latest?cb=20121118142109"><text:span text:style-name="T38_56">_</text:span></text:a></text:span><text:span text:style-name="T38_57"><text:a xlink:type="simple" xlink:href="http://vignette3.wikia.nocookie.net/mlp/images/b/b1/Sombra_looks_down_at_Crystal_Pony_S3E02.png/revision/latest?cb=20121118142109"><text:span text:style-name="T38_58">Pony</text:span></text:a></text:span><text:span text:style-name="T38_59"><text:a xlink:type="simple" xlink:href="http://vignette3.wikia.nocookie.net/mlp/images/b/b1/Sombra_looks_down_at_Crystal_Pony_S3E02.png/revision/latest?cb=20121118142109"><text:span text:style-name="T38_60">_</text:span></text:a></text:span><text:span text:style-name="T38_61"><text:a xlink:type="simple" xlink:href="http://vignette3.wikia.nocookie.net/mlp/images/b/b1/Sombra_looks_down_at_Crystal_Pony_S3E02.png/revision/latest?cb=20121118142109"><text:span text:style-name="T38_62">S</text:span></text:a></text:span><text:span text:style-name="T38_63"><text:a xlink:type="simple" xlink:href="http://vignette3.wikia.nocookie.net/mlp/images/b/b1/Sombra_looks_down_at_Crystal_Pony_S3E02.png/revision/latest?cb=20121118142109"><text:span text:style-name="T38_64">3</text:span></text:a></text:span><text:span text:style-name="T38_65"><text:a xlink:type="simple" xlink:href="http://vignette3.wikia.nocookie.net/mlp/images/b/b1/Sombra_looks_down_at_Crystal_Pony_S3E02.png/revision/latest?cb=20121118142109"><text:span text:style-name="T38_66">E</text:span></text:a></text:span><text:span text:style-name="T38_67"><text:a xlink:type="simple" xlink:href="http://vignette3.wikia.nocookie.net/mlp/images/b/b1/Sombra_looks_down_at_Crystal_Pony_S3E02.png/revision/latest?cb=20121118142109"><text:span text:style-name="T38_68">02.</text:span></text:a></text:span><text:span text:style-name="T38_69"><text:a xlink:type="simple" xlink:href="http://vignette3.wikia.nocookie.net/mlp/images/b/b1/Sombra_looks_down_at_Crystal_Pony_S3E02.png/revision/latest?cb=20121118142109"><text:span text:style-name="T38_70">png</text:span></text:a></text:span><text:span text:style-name="T38_71"><text:a xlink:type="simple" xlink:href="http://vignette3.wikia.nocookie.net/mlp/images/b/b1/Sombra_looks_down_at_Crystal_Pony_S3E02.png/revision/latest?cb=20121118142109"><text:span text:style-name="T38_72">/</text:span></text:a></text:span><text:span text:style-name="T38_73"><text:a xlink:type="simple" xlink:href="http://vignette3.wikia.nocookie.net/mlp/images/b/b1/Sombra_looks_down_at_Crystal_Pony_S3E02.png/revision/latest?cb=20121118142109"><text:span text:style-name="T38_74">revision</text:span></text:a></text:span><text:span text:style-name="T38_75"><text:a xlink:type="simple" xlink:href="http://vignette3.wikia.nocookie.net/mlp/images/b/b1/Sombra_looks_down_at_Crystal_Pony_S3E02.png/revision/latest?cb=20121118142109"><text:span text:style-name="T38_76">/</text:span></text:a></text:span><text:span text:style-name="T38_77"><text:a xlink:type="simple" xlink:href="http://vignette3.wikia.nocookie.net/mlp/images/b/b1/Sombra_looks_down_at_Crystal_Pony_S3E02.png/revision/latest?cb=20121118142109"><text:span text:style-name="T38_78">latest</text:span></text:a></text:span><text:span text:style-name="T38_79"><text:a xlink:type="simple" xlink:href="http://vignette3.wikia.nocookie.net/mlp/images/b/b1/Sombra_looks_down_at_Crystal_Pony_S3E02.png/revision/latest?cb=20121118142109"><text:span text:style-name="T38_80">?</text:span></text:a></text:span><text:span text:style-name="T38_81"><text:a xlink:type="simple" xlink:href="http://vignette3.wikia.nocookie.net/mlp/images/b/b1/Sombra_looks_down_at_Crystal_Pony_S3E02.png/revision/latest?cb=20121118142109"><text:span text:style-name="T38_82">cb</text:span></text:a></text:span><text:span text:style-name="T38_83"><text:a xlink:type="simple" xlink:href="http://vignette3.wikia.nocookie.net/mlp/images/b/b1/Sombra_looks_down_at_Crystal_Pony_S3E02.png/revision/latest?cb=20121118142109"><text:span text:style-name="T38_84">=20121118142109</text:span></text:a></text:span></text:p>
      <text:p text:style-name="P39"/>
      <text:p text:style-name="P40"><text:span text:style-name="T40_1"><text:a xlink:type="simple" xlink:href="http://www.mylittlewallpaper.com/images/r2_50a1f3860a2654.03881242.jpg"><text:span text:style-name="T40_2">http</text:span></text:a></text:span><text:span text:style-name="T40_3"><text:a xlink:type="simple" xlink:href="http://www.mylittlewallpaper.com/images/r2_50a1f3860a2654.03881242.jpg"><text:span text:style-name="T40_4">://</text:span></text:a></text:span><text:span text:style-name="T40_5"><text:a xlink:type="simple" xlink:href="http://www.mylittlewallpaper.com/images/r2_50a1f3860a2654.03881242.jpg"><text:span text:style-name="T40_6">www</text:span></text:a></text:span><text:span text:style-name="T40_7"><text:a xlink:type="simple" xlink:href="http://www.mylittlewallpaper.com/images/r2_50a1f3860a2654.03881242.jpg"><text:span text:style-name="T40_8">.</text:span></text:a></text:span><text:span text:style-name="T40_9"><text:a xlink:type="simple" xlink:href="http://www.mylittlewallpaper.com/images/r2_50a1f3860a2654.03881242.jpg"><text:span text:style-name="T40_10">mylittlewallpaper</text:span></text:a></text:span><text:span text:style-name="T40_11"><text:a xlink:type="simple" xlink:href="http://www.mylittlewallpaper.com/images/r2_50a1f3860a2654.03881242.jpg"><text:span text:style-name="T40_12">.</text:span></text:a></text:span><text:span text:style-name="T40_13"><text:a xlink:type="simple" xlink:href="http://www.mylittlewallpaper.com/images/r2_50a1f3860a2654.03881242.jpg"><text:span text:style-name="T40_14">com</text:span></text:a></text:span><text:span text:style-name="T40_15"><text:a xlink:type="simple" xlink:href="http://www.mylittlewallpaper.com/images/r2_50a1f3860a2654.03881242.jpg"><text:span text:style-name="T40_16">/</text:span></text:a></text:span><text:span text:style-name="T40_17"><text:a xlink:type="simple" xlink:href="http://www.mylittlewallpaper.com/images/r2_50a1f3860a2654.03881242.jpg"><text:span text:style-name="T40_18">images</text:span></text:a></text:span><text:span text:style-name="T40_19"><text:a xlink:type="simple" xlink:href="http://www.mylittlewallpaper.com/images/r2_50a1f3860a2654.03881242.jpg"><text:span text:style-name="T40_20">/</text:span></text:a></text:span><text:span text:style-name="T40_21"><text:a xlink:type="simple" xlink:href="http://www.mylittlewallpaper.com/images/r2_50a1f3860a2654.03881242.jpg"><text:span text:style-name="T40_22">r</text:span></text:a></text:span><text:span text:style-name="T40_23"><text:a xlink:type="simple" xlink:href="http://www.mylittlewallpaper.com/images/r2_50a1f3860a2654.03881242.jpg"><text:span text:style-name="T40_24">2_50</text:span></text:a></text:span><text:span text:style-name="T40_25"><text:a xlink:type="simple" xlink:href="http://www.mylittlewallpaper.com/images/r2_50a1f3860a2654.03881242.jpg"><text:span text:style-name="T40_26">a</text:span></text:a></text:span><text:span text:style-name="T40_27"><text:a xlink:type="simple" xlink:href="http://www.mylittlewallpaper.com/images/r2_50a1f3860a2654.03881242.jpg"><text:span text:style-name="T40_28">1</text:span></text:a></text:span><text:span text:style-name="T40_29"><text:a xlink:type="simple" xlink:href="http://www.mylittlewallpaper.com/images/r2_50a1f3860a2654.03881242.jpg"><text:span text:style-name="T40_30">f</text:span></text:a></text:span><text:span text:style-name="T40_31"><text:a xlink:type="simple" xlink:href="http://www.mylittlewallpaper.com/images/r2_50a1f3860a2654.03881242.jpg"><text:span text:style-name="T40_32">3860</text:span></text:a></text:span><text:span text:style-name="T40_33"><text:a xlink:type="simple" xlink:href="http://www.mylittlewallpaper.com/images/r2_50a1f3860a2654.03881242.jpg"><text:span text:style-name="T40_34">a</text:span></text:a></text:span><text:span text:style-name="T40_35"><text:a xlink:type="simple" xlink:href="http://www.mylittlewallpaper.com/images/r2_50a1f3860a2654.03881242.jpg"><text:span text:style-name="T40_36">2654.03881242.</text:span></text:a></text:span><text:span text:style-name="T40_37"><text:a xlink:type="simple" xlink:href="http://www.mylittlewallpaper.com/images/r2_50a1f3860a2654.03881242.jpg"><text:span text:style-name="T40_38">jpg</text:span></text:a></text:span></text:p>
      <text:p text:style-name="P41"/>
      <text:p text:style-name="P42"><text:span text:style-name="T42_1"><text:a xlink:type="simple" xlink:href="http://vignette2.wikia.nocookie.net/mlp/images/7/70/The_Crystal_Ponies_in_despair_S3E01.png/revision/latest?cb=20121208100628&amp;path-prefix=pl"><text:span text:style-name="T42_2">http</text:span></text:a></text:span><text:span text:style-name="T42_3"><text:a xlink:type="simple" xlink:href="http://vignette2.wikia.nocookie.net/mlp/images/7/70/The_Crystal_Ponies_in_despair_S3E01.png/revision/latest?cb=20121208100628&amp;path-prefix=pl"><text:span text:style-name="T42_4">://</text:span></text:a></text:span><text:span text:style-name="T42_5"><text:a xlink:type="simple" xlink:href="http://vignette2.wikia.nocookie.net/mlp/images/7/70/The_Crystal_Ponies_in_despair_S3E01.png/revision/latest?cb=20121208100628&amp;path-prefix=pl"><text:span text:style-name="T42_6">vignette</text:span></text:a></text:span><text:span text:style-name="T42_7"><text:a xlink:type="simple" xlink:href="http://vignette2.wikia.nocookie.net/mlp/images/7/70/The_Crystal_Ponies_in_despair_S3E01.png/revision/latest?cb=20121208100628&amp;path-prefix=pl"><text:span text:style-name="T42_8">2.</text:span></text:a></text:span><text:span text:style-name="T42_9"><text:a xlink:type="simple" xlink:href="http://vignette2.wikia.nocookie.net/mlp/images/7/70/The_Crystal_Ponies_in_despair_S3E01.png/revision/latest?cb=20121208100628&amp;path-prefix=pl"><text:span text:style-name="T42_10">wikia</text:span></text:a></text:span><text:span text:style-name="T42_11"><text:a xlink:type="simple" xlink:href="http://vignette2.wikia.nocookie.net/mlp/images/7/70/The_Crystal_Ponies_in_despair_S3E01.png/revision/latest?cb=20121208100628&amp;path-prefix=pl"><text:span text:style-name="T42_12">.</text:span></text:a></text:span><text:span text:style-name="T42_13"><text:a xlink:type="simple" xlink:href="http://vignette2.wikia.nocookie.net/mlp/images/7/70/The_Crystal_Ponies_in_despair_S3E01.png/revision/latest?cb=20121208100628&amp;path-prefix=pl"><text:span text:style-name="T42_14">nocookie</text:span></text:a></text:span><text:span text:style-name="T42_15"><text:a xlink:type="simple" xlink:href="http://vignette2.wikia.nocookie.net/mlp/images/7/70/The_Crystal_Ponies_in_despair_S3E01.png/revision/latest?cb=20121208100628&amp;path-prefix=pl"><text:span text:style-name="T42_16">.</text:span></text:a></text:span><text:span text:style-name="T42_17"><text:a xlink:type="simple" xlink:href="http://vignette2.wikia.nocookie.net/mlp/images/7/70/The_Crystal_Ponies_in_despair_S3E01.png/revision/latest?cb=20121208100628&amp;path-prefix=pl"><text:span text:style-name="T42_18">net</text:span></text:a></text:span><text:span text:style-name="T42_19"><text:a xlink:type="simple" xlink:href="http://vignette2.wikia.nocookie.net/mlp/images/7/70/The_Crystal_Ponies_in_despair_S3E01.png/revision/latest?cb=20121208100628&amp;path-prefix=pl"><text:span text:style-name="T42_20">/</text:span></text:a></text:span><text:span text:style-name="T42_21"><text:a xlink:type="simple" xlink:href="http://vignette2.wikia.nocookie.net/mlp/images/7/70/The_Crystal_Ponies_in_despair_S3E01.png/revision/latest?cb=20121208100628&amp;path-prefix=pl"><text:span text:style-name="T42_22">mlp</text:span></text:a></text:span><text:span text:style-name="T42_23"><text:a xlink:type="simple" xlink:href="http://vignette2.wikia.nocookie.net/mlp/images/7/70/The_Crystal_Ponies_in_despair_S3E01.png/revision/latest?cb=20121208100628&amp;path-prefix=pl"><text:span text:style-name="T42_24">/</text:span></text:a></text:span><text:span text:style-name="T42_25"><text:a xlink:type="simple" xlink:href="http://vignette2.wikia.nocookie.net/mlp/images/7/70/The_Crystal_Ponies_in_despair_S3E01.png/revision/latest?cb=20121208100628&amp;path-prefix=pl"><text:span text:style-name="T42_26">images</text:span></text:a></text:span><text:span text:style-name="T42_27"><text:a xlink:type="simple" xlink:href="http://vignette2.wikia.nocookie.net/mlp/images/7/70/The_Crystal_Ponies_in_despair_S3E01.png/revision/latest?cb=20121208100628&amp;path-prefix=pl"><text:span text:style-name="T42_28">/7/70/</text:span></text:a></text:span><text:span text:style-name="T42_29"><text:a xlink:type="simple" xlink:href="http://vignette2.wikia.nocookie.net/mlp/images/7/70/The_Crystal_Ponies_in_despair_S3E01.png/revision/latest?cb=20121208100628&amp;path-prefix=pl"><text:span text:style-name="T42_30">The</text:span></text:a></text:span><text:span text:style-name="T42_31"><text:a xlink:type="simple" xlink:href="http://vignette2.wikia.nocookie.net/mlp/images/7/70/The_Crystal_Ponies_in_despair_S3E01.png/revision/latest?cb=20121208100628&amp;path-prefix=pl"><text:span text:style-name="T42_32">_</text:span></text:a></text:span><text:span text:style-name="T42_33"><text:a xlink:type="simple" xlink:href="http://vignette2.wikia.nocookie.net/mlp/images/7/70/The_Crystal_Ponies_in_despair_S3E01.png/revision/latest?cb=20121208100628&amp;path-prefix=pl"><text:span text:style-name="T42_34">Crystal</text:span></text:a></text:span><text:span text:style-name="T42_35"><text:a xlink:type="simple" xlink:href="http://vignette2.wikia.nocookie.net/mlp/images/7/70/The_Crystal_Ponies_in_despair_S3E01.png/revision/latest?cb=20121208100628&amp;path-prefix=pl"><text:span text:style-name="T42_36">_</text:span></text:a></text:span><text:span text:style-name="T42_37"><text:a xlink:type="simple" xlink:href="http://vignette2.wikia.nocookie.net/mlp/images/7/70/The_Crystal_Ponies_in_despair_S3E01.png/revision/latest?cb=20121208100628&amp;path-prefix=pl"><text:span text:style-name="T42_38">Ponies</text:span></text:a></text:span><text:span text:style-name="T42_39"><text:a xlink:type="simple" xlink:href="http://vignette2.wikia.nocookie.net/mlp/images/7/70/The_Crystal_Ponies_in_despair_S3E01.png/revision/latest?cb=20121208100628&amp;path-prefix=pl"><text:span text:style-name="T42_40">_</text:span></text:a></text:span><text:span text:style-name="T42_41"><text:a xlink:type="simple" xlink:href="http://vignette2.wikia.nocookie.net/mlp/images/7/70/The_Crystal_Ponies_in_despair_S3E01.png/revision/latest?cb=20121208100628&amp;path-prefix=pl"><text:span text:style-name="T42_42">in</text:span></text:a></text:span><text:span text:style-name="T42_43"><text:a xlink:type="simple" xlink:href="http://vignette2.wikia.nocookie.net/mlp/images/7/70/The_Crystal_Ponies_in_despair_S3E01.png/revision/latest?cb=20121208100628&amp;path-prefix=pl"><text:span text:style-name="T42_44">_</text:span></text:a></text:span><text:span text:style-name="T42_45"><text:a xlink:type="simple" xlink:href="http://vignette2.wikia.nocookie.net/mlp/images/7/70/The_Crystal_Ponies_in_despair_S3E01.png/revision/latest?cb=20121208100628&amp;path-prefix=pl"><text:span text:style-name="T42_46">despair</text:span></text:a></text:span><text:span text:style-name="T42_47"><text:a xlink:type="simple" xlink:href="http://vignette2.wikia.nocookie.net/mlp/images/7/70/The_Crystal_Ponies_in_despair_S3E01.png/revision/latest?cb=20121208100628&amp;path-prefix=pl"><text:span text:style-name="T42_48">_</text:span></text:a></text:span><text:span text:style-name="T42_49"><text:a xlink:type="simple" xlink:href="http://vignette2.wikia.nocookie.net/mlp/images/7/70/The_Crystal_Ponies_in_despair_S3E01.png/revision/latest?cb=20121208100628&amp;path-prefix=pl"><text:span text:style-name="T42_50">S</text:span></text:a></text:span><text:span text:style-name="T42_51"><text:a xlink:type="simple" xlink:href="http://vignette2.wikia.nocookie.net/mlp/images/7/70/The_Crystal_Ponies_in_despair_S3E01.png/revision/latest?cb=20121208100628&amp;path-prefix=pl"><text:span text:style-name="T42_52">3</text:span></text:a></text:span><text:span text:style-name="T42_53"><text:a xlink:type="simple" xlink:href="http://vignette2.wikia.nocookie.net/mlp/images/7/70/The_Crystal_Ponies_in_despair_S3E01.png/revision/latest?cb=20121208100628&amp;path-prefix=pl"><text:span text:style-name="T42_54">E</text:span></text:a></text:span><text:span text:style-name="T42_55"><text:a xlink:type="simple" xlink:href="http://vignette2.wikia.nocookie.net/mlp/images/7/70/The_Crystal_Ponies_in_despair_S3E01.png/revision/latest?cb=20121208100628&amp;path-prefix=pl"><text:span text:style-name="T42_56">01.</text:span></text:a></text:span><text:span text:style-name="T42_57"><text:a xlink:type="simple" xlink:href="http://vignette2.wikia.nocookie.net/mlp/images/7/70/The_Crystal_Ponies_in_despair_S3E01.png/revision/latest?cb=20121208100628&amp;path-prefix=pl"><text:span text:style-name="T42_58">png</text:span></text:a></text:span><text:span text:style-name="T42_59"><text:a xlink:type="simple" xlink:href="http://vignette2.wikia.nocookie.net/mlp/images/7/70/The_Crystal_Ponies_in_despair_S3E01.png/revision/latest?cb=20121208100628&amp;path-prefix=pl"><text:span text:style-name="T42_60">/</text:span></text:a></text:span><text:span text:style-name="T42_61"><text:a xlink:type="simple" xlink:href="http://vignette2.wikia.nocookie.net/mlp/images/7/70/The_Crystal_Ponies_in_despair_S3E01.png/revision/latest?cb=20121208100628&amp;path-prefix=pl"><text:span text:style-name="T42_62">revision</text:span></text:a></text:span><text:span text:style-name="T42_63"><text:a xlink:type="simple" xlink:href="http://vignette2.wikia.nocookie.net/mlp/images/7/70/The_Crystal_Ponies_in_despair_S3E01.png/revision/latest?cb=20121208100628&amp;path-prefix=pl"><text:span text:style-name="T42_64">/</text:span></text:a></text:span><text:span text:style-name="T42_65"><text:a xlink:type="simple" xlink:href="http://vignette2.wikia.nocookie.net/mlp/images/7/70/The_Crystal_Ponies_in_despair_S3E01.png/revision/latest?cb=20121208100628&amp;path-prefix=pl"><text:span text:style-name="T42_66">latest</text:span></text:a></text:span><text:span text:style-name="T42_67"><text:a xlink:type="simple" xlink:href="http://vignette2.wikia.nocookie.net/mlp/images/7/70/The_Crystal_Ponies_in_despair_S3E01.png/revision/latest?cb=20121208100628&amp;path-prefix=pl"><text:span text:style-name="T42_68">?</text:span></text:a></text:span><text:span text:style-name="T42_69"><text:a xlink:type="simple" xlink:href="http://vignette2.wikia.nocookie.net/mlp/images/7/70/The_Crystal_Ponies_in_despair_S3E01.png/revision/latest?cb=20121208100628&amp;path-prefix=pl"><text:span text:style-name="T42_70">cb</text:span></text:a></text:span><text:span text:style-name="T42_71"><text:a xlink:type="simple" xlink:href="http://vignette2.wikia.nocookie.net/mlp/images/7/70/The_Crystal_Ponies_in_despair_S3E01.png/revision/latest?cb=20121208100628&amp;path-prefix=pl"><text:span text:style-name="T42_72">=20121208100628&amp;</text:span></text:a></text:span><text:span text:style-name="T42_73"><text:a xlink:type="simple" xlink:href="http://vignette2.wikia.nocookie.net/mlp/images/7/70/The_Crystal_Ponies_in_despair_S3E01.png/revision/latest?cb=20121208100628&amp;path-prefix=pl"><text:span text:style-name="T42_74">path</text:span></text:a></text:span><text:span text:style-name="T42_75"><text:a xlink:type="simple" xlink:href="http://vignette2.wikia.nocookie.net/mlp/images/7/70/The_Crystal_Ponies_in_despair_S3E01.png/revision/latest?cb=20121208100628&amp;path-prefix=pl"><text:span text:style-name="T42_76">-</text:span></text:a></text:span><text:span text:style-name="T42_77"><text:a xlink:type="simple" xlink:href="http://vignette2.wikia.nocookie.net/mlp/images/7/70/The_Crystal_Ponies_in_despair_S3E01.png/revision/latest?cb=20121208100628&amp;path-prefix=pl"><text:span text:style-name="T42_78">prefix</text:span></text:a></text:span><text:span text:style-name="T42_79"><text:a xlink:type="simple" xlink:href="http://vignette2.wikia.nocookie.net/mlp/images/7/70/The_Crystal_Ponies_in_despair_S3E01.png/revision/latest?cb=20121208100628&amp;path-prefix=pl"><text:span text:style-name="T42_80">=</text:span></text:a></text:span><text:span text:style-name="T42_81"><text:a xlink:type="simple" xlink:href="http://vignette2.wikia.nocookie.net/mlp/images/7/70/The_Crystal_Ponies_in_despair_S3E01.png/revision/latest?cb=20121208100628&amp;path-prefix=pl"><text:span text:style-name="T42_82">pl</text:span></text:a></text:span></text:p>
      <text:p text:style-name="P43"/>
      <text:p text:style-name="P44"/>
      <text:p text:style-name="P45"/>
      <text:p text:style-name="P46"/>
      <text:p text:style-name="P4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